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01.25pt"/>
    </style:style>
    <style:style style:name="co2" style:family="table-column">
      <style:table-column-properties fo:break-before="auto" style:column-width="130.51pt"/>
    </style:style>
    <style:style style:name="co3" style:family="table-column">
      <style:table-column-properties fo:break-before="auto" style:column-width="83.99pt"/>
    </style:style>
    <style:style style:name="co4" style:family="table-column">
      <style:table-column-properties fo:break-before="auto" style:column-width="90pt"/>
    </style:style>
    <style:style style:name="co5" style:family="table-column">
      <style:table-column-properties fo:break-before="auto" style:column-width="79.51pt"/>
    </style:style>
    <style:style style:name="co6" style:family="table-column">
      <style:table-column-properties fo:break-before="auto" style:column-width="88.5pt"/>
    </style:style>
    <style:style style:name="co7" style:family="table-column">
      <style:table-column-properties fo:break-before="auto" style:column-width="113.24pt"/>
    </style:style>
    <style:style style:name="co8" style:family="table-column">
      <style:table-column-properties fo:break-before="auto" style:column-width="81.75pt"/>
    </style:style>
    <style:style style:name="co9" style:family="table-column">
      <style:table-column-properties fo:break-before="auto" style:column-width="85.49pt"/>
    </style:style>
    <style:style style:name="co10" style:family="table-column">
      <style:table-column-properties fo:break-before="auto" style:column-width="86.26pt"/>
    </style:style>
    <style:style style:name="co11" style:family="table-column">
      <style:table-column-properties fo:break-before="auto" style:column-width="81.01pt"/>
    </style:style>
    <style:style style:name="co12" style:family="table-column">
      <style:table-column-properties fo:break-before="auto" style:column-width="89.26pt"/>
    </style:style>
    <style:style style:name="co13" style:family="table-column">
      <style:table-column-properties fo:break-before="auto" style:column-width="92.24pt"/>
    </style:style>
    <style:style style:name="co14" style:family="table-column">
      <style:table-column-properties fo:break-before="auto" style:column-width="82.49pt"/>
    </style:style>
    <style:style style:name="co15" style:family="table-column">
      <style:table-column-properties fo:break-before="auto" style:column-width="87pt"/>
    </style:style>
    <style:style style:name="co16" style:family="table-column">
      <style:table-column-properties fo:break-before="auto" style:column-width="93.74pt"/>
    </style:style>
    <style:style style:name="co17" style:family="table-column">
      <style:table-column-properties fo:break-before="auto" style:column-width="87.76pt"/>
    </style:style>
    <style:style style:name="ro1" style:family="table-row">
      <style:table-row-properties style:row-height="27.01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ta1" style:family="table" style:master-page-name="PageStyle_5f_Submission_20_Template">
      <style:table-properties table:display="true" style:writing-mode="lr-tb"/>
    </style:style>
    <style:style style:name="ta2" style:family="table" style:master-page-name="PageStyle_5f_INSTITUTIONAL_20_Samples">
      <style:table-properties table:display="true" style:writing-mode="lr-tb"/>
    </style:style>
    <style:style style:name="ta3" style:family="table" style:master-page-name="PageStyle_5f_PROGRAMME_20_Samples">
      <style:table-properties table:display="true" style:writing-mode="lr-tb"/>
    </style:style>
    <style:style style:name="ta4" style:family="table" style:master-page-name="PageStyle_5f_JOINT_20_PROGRAMME_20_Sample">
      <style:table-properties table:display="true" style:writing-mode="lr-tb"/>
    </style:style>
    <style:style style:name="ta5" style:family="table" style:master-page-name="PageStyle_5f_MIXED_20_Sampl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84">
      <style:table-cell-properties style:diagonal-bl-tr="none" style:diagonal-tl-br="none" style:text-align-source="fix" style:repeat-content="false" fo:wrap-option="no-wrap" fo:border="0.74pt solid #c0c0c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52.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115.8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84.33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178.84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210.33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257.58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68.57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194.57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163.0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Submission Template"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5"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4" table:default-cell-style-name="Default"/>
        <table:table-column table:style-name="co11" table:number-columns-repeated="2" table:default-cell-style-name="Default"/>
        <table:table-column table:style-name="co3" table:number-columns-repeated="4" table:default-cell-style-name="Default"/>
        <table:table-column table:style-name="co6" table:default-cell-style-name="Default"/>
        <table:table-column table:style-name="co12" table:default-cell-style-name="Default"/>
        <table:table-column table:style-name="co13" table:default-cell-style-name="Default"/>
        <table:table-column table:style-name="co4" table:number-columns-repeated="991" table:default-cell-style-name="Default"/>
        <table:table-row table:style-name="ro1">
          <table:table-cell table:style-name="ce1" office:value-type="string" calcext:value-type="string">
            <office:annotation draw:style-name="gr1" draw:text-style-name="P2" svg:width="417pt" svg:height="64.37pt" svg:x="112.48pt" svg:y="31.58pt" draw:caption-point-x="-11.54pt" draw:caption-point-y="-31.29pt">
              <dc:date>2018-04-30T00:00:00</dc:date>
              <text:p text:style-name="P1">REQUIRED</text:p>
              <text:p text:style-name="P1">The Report Creator Agency must be identified.</text:p>
              <text:p text:style-name="P1"/>
              <text:p text:style-name="P1">The &lt;agency&gt; must be provided in the form of a DEQAR agency id or an Agency acronym.</text:p>
              <text:p text:style-name="P1"><text:tab/>-Kathryn Mathe</text:p>
            </office:annotation>
            <text:p>agency</text:p>
          </table:table-cell>
          <table:table-cell table:style-name="ce1" office:value-type="string" calcext:value-type="string">
            <office:annotation draw:style-name="gr2" draw:text-style-name="P2" svg:width="405.75pt" svg:height="121.49pt" svg:x="213.73pt" svg:y="34.5pt" draw:caption-point-x="-11.54pt" draw:caption-point-y="-34.21pt">
              <dc:date>2018-04-30T00:00:00</dc:date>
              <text:p text:style-name="P1">REQUIRED, CONDITIONALLY</text:p>
              <text:p text:style-name="P1">An ID assigned by DEQAR to each submitted report. </text:p>
              <text:p text:style-name="P1"/>
              <text:p text:style-name="P1">To update or overwrite an existing DEQAR report record, the existing report must be identified with a single &lt;report_id&gt;. </text:p>
              <text:p text:style-name="P1"/>
              <text:p text:style-name="P1">If it has already been provided on a previous submission or through the administrative interface, you may also identify the report using a single &lt;local_identifier&gt;.</text:p>
              <text:p text:style-name="P1"><text:tab/>-Kathryn Mathe</text:p>
            </office:annotation>
            <text:p>report_id</text:p>
          </table:table-cell>
          <table:table-cell table:style-name="ce1" office:value-type="string" calcext:value-type="string">
            <office:annotation draw:style-name="gr2" draw:text-style-name="P2" svg:width="394.5pt" svg:height="134.79pt" svg:x="314.99pt" svg:y="27.86pt" draw:caption-point-x="-11.54pt" draw:caption-point-y="-27.58pt">
              <dc:date>2018-04-30T00:00:00</dc:date>
              <text:p text:style-name="P1">NOT REQUIRED, BUT RECOMMENDED. </text:p>
              <text:p text:style-name="P1">A local report identifier used by the Agency should be provided for each report. This is used for synchronisation and allows easy updates to records.<text:tab/></text:p>
              <text:p text:style-name="P1"/>
              <text:p text:style-name="P1">To update or overwrite an existing DEQAR report record, the existing report must be identified with a single &lt;report_id&gt;. </text:p>
              <text:p text:style-name="P1"/>
              <text:p text:style-name="P1">However, if it has already been provided on a previous submission or through the administrative interface, you may also identify the report using a single &lt;local_identifier&gt;.</text:p>
              <text:p text:style-name="P1"><text:tab/>-Kathryn Mathe</text:p>
            </office:annotation>
            <text:p>local_identifier</text:p>
          </table:table-cell>
          <table:table-cell table:style-name="ce2" office:value-type="string" calcext:value-type="string">
            <office:annotation draw:style-name="gr2" draw:text-style-name="P2" svg:width="353.99pt" svg:height="123.05pt" svg:x="445.49pt" svg:y="33.73pt" draw:caption-point-x="-11.54pt" draw:caption-point-y="-33.45pt">
              <dc:date>2018-04-30T00:00:00</dc:date>
              <text:p text:style-name="P1">REQUIRED, CONDITIONALLY.</text:p>
              <text:p text:style-name="P1">The pre-defined Agency Activity describing this Report must be provided as an ID or activity name.</text:p>
              <text:p text:style-name="P1"/>
              <text:p text:style-name="P1">One Activity element must be provided, EITHER <text:s/>&lt;activity&gt; in the form of a DEQAR activity id or a DEQAR activity name OR the &lt;activity_local_identifier&gt;.</text:p>
              <text:p text:style-name="P1"/>
              <text:p text:style-name="P1">STRING VALUES MUST BE EXACT.</text:p>
              <text:p text:style-name="P1"><text:tab/>-Kathryn Mathe</text:p>
            </office:annotation>
            <text:p>activity</text:p>
          </table:table-cell>
          <table:table-cell table:style-name="ce2" office:value-type="string" calcext:value-type="string">
            <office:annotation draw:style-name="gr3" draw:text-style-name="P2" svg:width="360pt" svg:height="111.32pt" svg:x="529.48pt" svg:y="23.84pt" draw:caption-point-x="-11.54pt" draw:caption-point-y="-23.56pt">
              <dc:date>2018-04-30T00:00:00</dc:date>
              <text:p text:style-name="P1">REQUIRED, CONDITIONALLY.</text:p>
              <text:p text:style-name="P1">The pre-defined Agency Activity describing this Report. An Agency may choose to provide its local identifier for the activity as long as these have already been recorded in the Agency's profile in the administrative interface.</text:p>
              <text:p text:style-name="P1"/>
              <text:p text:style-name="P1">One Activity element must be provided, EITHER <text:s/>&lt;activity&gt; in the form of a DEQAR activity id or a DEQAR activity name OR the &lt;activity_local_identifier&gt;.</text:p>
              <text:p text:style-name="P1"><text:tab/>-Kathryn Mathe</text:p>
            </office:annotation>
            <text:p>activity_local_identifier</text:p>
          </table:table-cell>
          <table:table-cell table:style-name="ce2" office:value-type="string" calcext:value-type="string">
            <office:annotation draw:style-name="gr4" draw:text-style-name="P2" svg:width="349.51pt" svg:height="184.51pt" svg:x="619.48pt" svg:y="34.5pt" draw:caption-point-x="-11.54pt" draw:caption-point-y="-34.21pt">
              <dc:date>2018-04-30T00:00:00</dc:date>
              <text:p text:style-name="P1">REQUIRED</text:p>
              <text:p text:style-name="P1">The status of the report with regard to the institution and the national QA regime. <text:s/></text:p>
              <text:p text:style-name="P1"/>
              <text:p text:style-name="P1">The &lt;status&gt; must be provided, either as a DEQAR status id or a DEQAR status name.</text:p>
              <text:p text:style-name="P1"/>
              <text:p text:style-name="P1">The values may be: </text:p>
              <text:p text:style-name="P1">1 OR part of obligatory EQA system</text:p>
              <text:p text:style-name="P1">2 OR voluntary</text:p>
              <text:p text:style-name="P1"/>
              <text:p text:style-name="P1">STRING VALUES MUST BE EXACT.</text:p>
              <text:p text:style-name="P1"><text:tab/>-Kathryn Mathe</text:p>
            </office:annotation>
            <text:p>status</text:p>
          </table:table-cell>
          <table:table-cell table:style-name="ce2" office:value-type="string" calcext:value-type="string">
            <office:annotation draw:style-name="gr5" draw:text-style-name="P2" svg:width="348.01pt" svg:height="216pt" svg:x="709.48pt" svg:y="34.5pt" draw:caption-point-x="-11.54pt" draw:caption-point-y="-34.21pt">
              <dc:date>2018-04-30T00:00:00</dc:date>
              <text:p text:style-name="P1">REQUIRED</text:p>
              <text:p text:style-name="P1">The final decision presented in the Report.</text:p>
              <text:p text:style-name="P1"/>
              <text:p text:style-name="P1">The &lt;decision&gt; must be provided, either as a DEQAR decision id or a DEQAR decision name.</text:p>
              <text:p text:style-name="P1"/>
              <text:p text:style-name="P1">The values may be:</text:p>
              <text:p text:style-name="P1">1 OR positive </text:p>
              <text:p text:style-name="P1">2 OR positive with conditions or restrictions</text:p>
              <text:p text:style-name="P1">3 OR negative </text:p>
              <text:p text:style-name="P1">4 OR not applicable</text:p>
              <text:p text:style-name="P1"/>
              <text:p text:style-name="P1">STRING VALUES MUST BE EXACT.</text:p>
              <text:p text:style-name="P1"><text:tab/>-Kathryn Mathe</text:p>
            </office:annotation>
            <text:p>decision</text:p>
          </table:table-cell>
          <table:table-cell table:style-name="ce2" office:value-type="string" calcext:value-type="string">
            <office:annotation draw:style-name="gr3" draw:text-style-name="P2" svg:width="337.49pt" svg:height="90pt" svg:x="799.48pt" svg:y="34.5pt" draw:caption-point-x="-11.54pt" draw:caption-point-y="-34.21pt">
              <dc:date>2018-04-30T00:00:00</dc:date>
              <text:p text:style-name="P1">REQUIRED</text:p>
              <text:p text:style-name="P1">The starting date of validity of the report.</text:p>
              <text:p text:style-name="P1"/>
              <text:p text:style-name="P1">A &lt;valid_from&gt; must be provided.</text:p>
              <text:p text:style-name="P1"><text:tab/>-Kathryn Mathe</text:p>
            </office:annotation>
            <text:p>valid_from</text:p>
          </table:table-cell>
          <table:table-cell table:style-name="ce2" office:value-type="string" calcext:value-type="string">
            <office:annotation draw:style-name="gr3" draw:text-style-name="P2" svg:width="336.02pt" svg:height="90pt" svg:x="889.48pt" svg:y="34.5pt" draw:caption-point-x="-11.54pt" draw:caption-point-y="-34.21pt">
              <dc:date>2018-04-30T00:00:00</dc:date>
              <text:p text:style-name="P1">NOT REQUIRED, BUT RECOMMENDED</text:p>
              <text:p text:style-name="P1">The ending date of validity of the report.</text:p>
              <text:p text:style-name="P1"/>
              <text:p text:style-name="P1">A &lt;valid_to&gt; should be provided.</text:p>
              <text:p text:style-name="P1"><text:tab/>-Kathryn Mathe</text:p>
            </office:annotation>
            <text:p>valid_to</text:p>
          </table:table-cell>
          <table:table-cell table:style-name="ce2" office:value-type="string" calcext:value-type="string">
            <office:annotation draw:style-name="gr6" draw:text-style-name="P2" svg:width="346.51pt" svg:height="263.25pt" svg:x="969pt" svg:y="34.5pt" draw:caption-point-x="-11.54pt" draw:caption-point-y="-34.21pt">
              <dc:date>2018-04-30T00:00:00</dc:date>
              <text:p text:style-name="P1">REQUIRED</text:p>
              <text:p text:style-name="P1">A &lt;date_format&gt; must be provided.</text:p>
              <text:p text:style-name="P1">Dates may be submitted in any standard format. </text:p>
              <text:p text:style-name="P1"/>
              <text:p text:style-name="P1">Their format should be represented as a combination of the following characters:</text:p>
              <text:p text:style-name="P1"/>
              <text:p text:style-name="P1">%d [day as expressed in two digits, e.g. 02]</text:p>
              <text:p text:style-name="P1">%-d [day as expressed in one or two digits, e.g. 2]</text:p>
              <text:p text:style-name="P1">%m [month as expressed in two digits, e.g. 05 for May]</text:p>
              <text:p text:style-name="P1">%-m [month as expressed in one or two digits, e.g. 5 for May and 12 for December]</text:p>
              <text:p text:style-name="P1">%Y [year as expressed in four digits, e.g. 2014] </text:p>
              <text:p text:style-name="P1">%y [year as expressed in two digits, e.g. 14]</text:p>
              <text:p text:style-name="P1"/>
              <text:p text:style-name="P1">Examples:</text:p>
              <text:p text:style-name="P1">%d-%m-%Y || %d/%m/%y || %Y-%m-%d</text:p>
              <text:p text:style-name="P1"><text:tab/>-Kathryn Mathe</text:p>
            </office:annotation>
            <text:p>date_format</text:p>
          </table:table-cell>
          <table:table-cell table:style-name="ce2" office:value-type="string" calcext:value-type="string">
            <office:annotation draw:style-name="gr3" draw:text-style-name="P2" svg:width="371.25pt" svg:height="90pt" svg:x="1057.49pt" svg:y="34.5pt" draw:caption-point-x="-11.54pt" draw:caption-point-y="-34.21pt">
              <dc:date>2018-04-30T00:00:00</dc:date>
              <text:p text:style-name="P1">NOT REQUIRED, MULTIPLE VALUES POSSIBLE.</text:p>
              <text:p text:style-name="P1">Links to the Report record(s)/page(s) on the Agency's website.</text:p>
              <text:p text:style-name="P1"/>
              <text:p text:style-name="P1">One or more &lt;link&gt; may be provided, each with an optional &lt;link_display_name&gt; for each link.</text:p>
              <text:p text:style-name="P1"><text:tab/>-Kathryn Mathe</text:p>
            </office:annotation>
            <text:p>link[1]</text:p>
          </table:table-cell>
          <table:table-cell table:style-name="ce2" office:value-type="string" calcext:value-type="string">
            <office:annotation draw:style-name="gr3" draw:text-style-name="P2" svg:width="371.25pt" svg:height="90pt" svg:x="1136.98pt" svg:y="34.5pt" draw:caption-point-x="-11.54pt" draw:caption-point-y="-34.21pt">
              <dc:date>2018-04-30T00:00:00</dc:date>
              <text:p text:style-name="P1">NOT REQUIRED</text:p>
              <text:p text:style-name="P1">A display name may be provided for each link.</text:p>
              <text:p text:style-name="P1"/>
              <text:p text:style-name="P1">One or more &lt;link&gt; may be provided, each with an optional &lt;link_display_name&gt; for each link.</text:p>
              <text:p text:style-name="P1"><text:tab/>-Kathryn Mathe</text:p>
            </office:annotation>
            <text:p>link_display_name[1]</text:p>
          </table:table-cell>
          <table:table-cell table:style-name="ce2" office:value-type="string" calcext:value-type="string">
            <office:annotation draw:style-name="gr3" draw:text-style-name="P2" svg:width="362.24pt" svg:height="90pt" svg:x="1225.5pt" svg:y="34.5pt" draw:caption-point-x="-11.54pt" draw:caption-point-y="-34.21pt">
              <dc:date>2018-04-30T00:00:00</dc:date>
              <text:p text:style-name="P1">REQUIRED, CONDITIONALLY, MULTIPLE VALUES POSSIBLE</text:p>
              <text:p text:style-name="P1">The report file location on the Agency's website or file itself must be submitted with at least one language for each file. <text:s/></text:p>
              <text:p text:style-name="P1"/>
              <text:p text:style-name="P1">At least one PDF file must be provided in the form of &lt;file.original_location&gt; or as a file submitted with the report data.</text:p>
              <text:p text:style-name="P1"><text:tab/>-Kathryn Mathe</text:p>
            </office:annotation>
            <text:p>file[1].original_location</text:p>
          </table:table-cell>
          <table:table-cell table:style-name="ce2" office:value-type="string" calcext:value-type="string">
            <office:annotation draw:style-name="gr7" draw:text-style-name="P2" svg:width="353.99pt" svg:height="74.24pt" svg:x="1315.5pt" svg:y="34.5pt" draw:caption-point-x="-11.54pt" draw:caption-point-y="-34.21pt">
              <dc:date>2018-04-30T00:00:00</dc:date>
              <text:p text:style-name="P1">NOT REQUIRED </text:p>
              <text:p text:style-name="P1">A display name for the submitted file. </text:p>
              <text:p text:style-name="P1">A single &lt;file.display_name&gt; may be provided for each PDF report file.</text:p>
              <text:p text:style-name="P1"><text:tab/>-Kathryn Mathe</text:p>
            </office:annotation>
            <text:p>file[1].display_name</text:p>
          </table:table-cell>
          <table:table-cell table:style-name="ce3" office:value-type="string" calcext:value-type="string">
            <office:annotation draw:style-name="gr3" draw:text-style-name="P2" svg:width="326.24pt" svg:height="90pt" svg:x="1428.75pt" svg:y="34.5pt" draw:caption-point-x="-11.54pt" draw:caption-point-y="-34.21pt">
              <dc:date>2018-04-30T00:00:00</dc:date>
              <text:p text:style-name="P1">REQUIRED, MULTIPLE VALUES POSSIBLE</text:p>
              <text:p text:style-name="P1">One or more &lt;file.report_language&gt; must be provided for each submitted PDF report file.</text:p>
              <text:p text:style-name="P1"/>
              <text:p text:style-name="P1">Submit one or more languages for each file in the form of an ISO 639 1 (two-digit) or ISO 639 2 (three digit) language code.</text:p>
              <text:p text:style-name="P1"><text:tab/>-Kathryn Mathe</text:p>
            </office:annotation>
            <text:p>file[1].report_language[1]</text:p>
          </table:table-cell>
          <table:table-cell table:style-name="ce2" office:value-type="string" calcext:value-type="string">
            <office:annotation draw:style-name="gr2" draw:text-style-name="P2" svg:width="333.01pt" svg:height="121.49pt" svg:x="1508.23pt" svg:y="34.5pt" draw:caption-point-x="-11.54pt" draw:caption-point-y="-34.21pt">
              <dc:date>2018-04-30T00:00:00</dc:date>
              <text:p text:style-name="P1">probably just a mistake, this column seems to be duplicate.</text:p>
              <text:p text:style-name="P1"><text:tab/>-Colin Tück</text:p>
            </office:annotation>
            <text:p>institution[1].deqar_id</text:p>
          </table:table-cell>
          <table:table-cell table:style-name="ce2" office:value-type="string" calcext:value-type="string">
            <office:annotation draw:style-name="gr2" draw:text-style-name="P2" svg:width="337.49pt" svg:height="146.52pt" svg:x="1587.74pt" svg:y="22pt" draw:caption-point-x="-11.54pt" draw:caption-point-y="-21.71pt">
              <dc:date>2018-04-30T00:00:00</dc:date>
              <text:p text:style-name="P1">REQUIRED, CONDITIONALLY</text:p>
              <text:p text:style-name="P1">At least one Institution must be linked to each Report.</text:p>
              <text:p text:style-name="P1"/>
              <text:p text:style-name="P1">If there is a record for the Institution already in DEQAR, you may identify the Institution with either a single &lt;deqar_id&gt; or a single &lt;eter_id&gt;. If it has already been provided through the administrative interface or EQAR secretariat, you may also identify the Institution using a single &lt;identifier&gt;. </text:p>
              <text:p text:style-name="P1"/>
              <text:p text:style-name="P1">If not, you must provide at least the minimum Institution data, which includes Institution &lt;name_official&gt;, &lt;website_link&gt; and &lt;country&gt;.</text:p>
              <text:p text:style-name="P1"><text:tab/>-Kathryn Mathe</text:p>
            </office:annotation>
            <text:p>institution[1].eter_id</text:p>
          </table:table-cell>
          <table:table-cell table:style-name="ce2" office:value-type="string" calcext:value-type="string">
            <office:annotation draw:style-name="gr1" draw:text-style-name="P2" svg:width="339.76pt" svg:height="76.11pt" svg:x="1669.49pt" svg:y="25.71pt" draw:caption-point-x="-11.54pt" draw:caption-point-y="-25.43pt">
              <dc:date>2018-04-30T00:00:00</dc:date>
              <text:p text:style-name="P1">REQUIRED, CONDITIONALLY</text:p>
              <text:p text:style-name="P1">An identifier used by the Agency to identify each institution. If it has already been provided through the administrative interface or EQAR secretariat, you may also identify the Institution using a single &lt;identifier&gt; instead of a &lt;deqar_id&gt; or &lt;eter_id&gt;.</text:p>
              <text:p text:style-name="P1"><text:tab/>-Kathryn Mathe</text:p>
            </office:annotation>
            <text:p>institution[1].identifier[1]</text:p>
          </table:table-cell>
          <table:table-cell table:style-name="ce2" office:value-type="string" calcext:value-type="string">
            <office:annotation draw:style-name="gr3" draw:text-style-name="P2" svg:width="338.26pt" svg:height="90pt" svg:x="1754.99pt" svg:y="34.5pt" draw:caption-point-x="-11.54pt" draw:caption-point-y="-34.21pt">
              <dc:date>2018-04-30T00:00:00</dc:date>
              <text:p text:style-name="P1">NOT REQUIRED, CONDITIONAL</text:p>
              <text:p text:style-name="P1">If the identifer is from another source, the source should be recorded as well. <text:s/>If no source is recorded, the source will be recorded as the Agency itself.</text:p>
              <text:p text:style-name="P1"><text:tab/>-Kathryn Mathe</text:p>
            </office:annotation>
            <text:p>institution[1].name_official</text:p>
          </table:table-cell>
          <table:table-cell table:style-name="ce2" office:value-type="string" calcext:value-type="string">
            <office:annotation draw:style-name="gr2" draw:text-style-name="P2" svg:width="335.99pt" svg:height="123.05pt" svg:x="1841.24pt" svg:y="33.73pt" draw:caption-point-x="-11.54pt" draw:caption-point-y="-33.45pt">
              <dc:date>2018-04-30T00:00:00</dc:date>
              <text:p text:style-name="P1">RECOMMENDED, CONDITIONALLY</text:p>
              <text:p text:style-name="P1">A Romanised transliteration should be provided if the name is in non-Latin script. </text:p>
              <text:p text:style-name="P1"/>
              <text:p text:style-name="P1">Each &lt;name_official&gt; that is written in non-Latin alphabet should be accompanied by a &lt;name_official_transliteration&gt;.</text:p>
              <text:p text:style-name="P1"/>
              <text:p text:style-name="P1">ISO Romanisation standards can be used to provide Romanised forms. <text:s/>(https://en.wikipedia.org/wiki/List_of_ISO_romanizations)</text:p>
              <text:p text:style-name="P1"><text:tab/>-Kathryn Mathe</text:p>
            </office:annotation>
            <text:p>institution[1].name_official_transliterated</text:p>
          </table:table-cell>
          <table:table-cell table:style-name="ce2" office:value-type="string" calcext:value-type="string">
            <office:annotation draw:style-name="gr3" draw:text-style-name="P2" svg:width="333.01pt" svg:height="90pt" svg:x="1925.23pt" svg:y="34.5pt" draw:caption-point-x="-11.54pt" draw:caption-point-y="-34.21pt">
              <dc:date>2018-04-30T00:00:00</dc:date>
              <text:p text:style-name="P1">RECOMMENDED</text:p>
              <text:p text:style-name="P1">The English name of each institution.</text:p>
              <text:p text:style-name="P1"/>
              <text:p text:style-name="P1">A single &lt;name_english&gt; may be provided for each Institution.</text:p>
              <text:p text:style-name="P1"><text:tab/>-Kathryn Mathe</text:p>
            </office:annotation>
            <text:p>institution[1].name_english</text:p>
          </table:table-cell>
          <table:table-cell table:style-name="ce2" office:value-type="string" calcext:value-type="string">
            <office:annotation draw:style-name="gr3" draw:text-style-name="P2" svg:width="329.98pt" svg:height="90pt" svg:x="2009.25pt" svg:y="34.5pt" draw:caption-point-x="-11.54pt" draw:caption-point-y="-34.21pt">
              <dc:date>2018-04-30T00:00:00</dc:date>
              <text:p text:style-name="P1">NOT REQUIRED, MULTIPLE VALUES POSSIBLE</text:p>
              <text:p text:style-name="P1">Alternative name(s) or alternative language name(s) of each institution in the original alphabet. <text:s/></text:p>
              <text:p text:style-name="P1"/>
              <text:p text:style-name="P1">One or more &lt;name_alternative&gt; may be provided for each Institution.</text:p>
              <text:p text:style-name="P1"><text:tab/>-Kathryn Mathe</text:p>
            </office:annotation>
            <text:p>institution[1].acronym</text:p>
          </table:table-cell>
          <table:table-cell table:style-name="ce2" office:value-type="string" calcext:value-type="string">
            <office:annotation draw:style-name="gr2" draw:text-style-name="P2" svg:width="330.01pt" svg:height="121.49pt" svg:x="2093.24pt" svg:y="34.5pt" draw:caption-point-x="-11.54pt" draw:caption-point-y="-34.21pt">
              <dc:date>2018-04-30T00:00:00</dc:date>
              <text:p text:style-name="P1">REQUIRED, CONDITIONALLY. MULTIPLE VALUES POSSIBLE</text:p>
              <text:p text:style-name="P1">The country/ies where each institution is located.</text:p>
              <text:p text:style-name="P1"/>
              <text:p text:style-name="P1">One or more &lt;country&gt; must be provided for each Institution without a &lt;deqar_id&gt;, &lt;eter_id&gt; or &lt;identifier&gt;.</text:p>
              <text:p text:style-name="P1"/>
              <text:p text:style-name="P1">Submitted in the form of an ISO 3166 alpha2 or ISO 3166 alpha3 country code.</text:p>
              <text:p text:style-name="P1"><text:tab/>-Kathryn Mathe</text:p>
            </office:annotation>
            <text:p>institution[1].country[1]</text:p>
          </table:table-cell>
          <table:table-cell table:style-name="ce2" office:value-type="string" calcext:value-type="string">
            <office:annotation draw:style-name="gr2" draw:text-style-name="P2" svg:width="330.01pt" svg:height="123.05pt" svg:x="2177.23pt" svg:y="33.73pt" draw:caption-point-x="-11.54pt" draw:caption-point-y="-33.45pt">
              <dc:date>2018-04-30T00:00:00</dc:date>
              <text:p text:style-name="P1">NOT REQUIRED, MULTIPLE VALUES POSSIBLE</text:p>
              <text:p text:style-name="P1">The city name, preferrably in English, where the institution is located in each country.</text:p>
              <text:p text:style-name="P1"/>
              <text:p text:style-name="P1">One &lt;city&gt; may be provided to correspond with each country along with an optional &lt;latitude&gt; and &lt;longitude&gt;.</text:p>
              <text:p text:style-name="P1"/>
              <text:p text:style-name="P1">If the institution is based in two cities in the same country, then the &lt;country&gt; value must be duplicated.</text:p>
              <text:p text:style-name="P1"><text:tab/>-Kathryn Mathe</text:p>
            </office:annotation>
            <text:p>institution[1].city[1]</text:p>
          </table:table-cell>
          <table:table-cell table:style-name="ce2" office:value-type="string" calcext:value-type="string">
            <office:annotation draw:style-name="gr3" draw:text-style-name="P2" svg:width="332.99pt" svg:height="90pt" svg:x="2258.25pt" svg:y="34.5pt" draw:caption-point-x="-11.54pt" draw:caption-point-y="-34.21pt">
              <dc:date>2018-04-30T00:00:00</dc:date>
              <text:p text:style-name="P1">NOT REQUIRED, CONDITIONAL. MULTIPLE VALUES POSSIBLE</text:p>
              <text:p text:style-name="P1">The exact latitude and longitude of the institution in the city or the general latitude and longitude of the city itself.</text:p>
              <text:p text:style-name="P1"/>
              <text:p text:style-name="P1">One &lt;city&gt; may be provided to correspond with each country along with an optional &lt;latitude&gt; and &lt;longitude&gt;.</text:p>
              <text:p text:style-name="P1"><text:tab/>-Kathryn Mathe</text:p>
            </office:annotation>
            <text:p>institution[1].latitude[1]</text:p>
          </table:table-cell>
          <table:table-cell table:style-name="ce2" office:value-type="string" calcext:value-type="string">
            <office:annotation draw:style-name="gr3" draw:text-style-name="P2" svg:width="336.02pt" svg:height="90pt" svg:x="2339.23pt" svg:y="34.5pt" draw:caption-point-x="-11.54pt" draw:caption-point-y="-34.21pt">
              <dc:date>2018-04-30T00:00:00</dc:date>
              <text:p text:style-name="P1">NOT REQUIRED, CONDITIONAL. MULTIPLE VALUES POSSIBLE</text:p>
              <text:p text:style-name="P1">The exact latitude and longitude of the institution in the city or the general latitude and longitude of the city itself.</text:p>
              <text:p text:style-name="P1"/>
              <text:p text:style-name="P1">One &lt;city&gt; may be provided to correspond with each country along with an optional &lt;latitude&gt; and &lt;longitude&gt;.</text:p>
              <text:p text:style-name="P1"><text:tab/>-Kathryn Mathe</text:p>
            </office:annotation>
            <text:p>institution[1].longitude[1]</text:p>
          </table:table-cell>
          <table:table-cell table:style-name="ce2" office:value-type="string" calcext:value-type="string">
            <office:annotation draw:style-name="gr8" draw:text-style-name="P2" svg:width="340.5pt" svg:height="200.24pt" svg:x="2423.25pt" svg:y="34.5pt" draw:caption-point-x="-11.54pt" draw:caption-point-y="-34.21pt">
              <dc:date>2018-04-30T00:00:00</dc:date>
              <text:p text:style-name="P1">RECOMMENDED, CONDITIONALLY. MULTIPLE VALUES POSSIBLE</text:p>
              <text:p text:style-name="P1">The Qualification Framework for the European Higher Education Area levels at which each institution may award degrees.</text:p>
              <text:p text:style-name="P1"/>
              <text:p text:style-name="P1">One or more &lt;institution[n].qf_ehea_level[n]&gt; may be provided for each Institution in of the form of either a QF-EHEA level id or QF-EHEA level name. <text:s/><text:tab/></text:p>
              <text:p text:style-name="P1"/>
              <text:p text:style-name="P1">The values may be:</text:p>
              <text:p text:style-name="P1">0 OR short cycle || 1 OR first cycle || 2 OR second cycle || 3 OR third cycle </text:p>
              <text:p text:style-name="P1"/>
              <text:p text:style-name="P1">STRING VALUES MUST BE EXACT.</text:p>
              <text:p text:style-name="P1"/>
              <text:p text:style-name="P1">If QF-EHEA levels are provided, then ALL levels covered by the institution should be recorded.</text:p>
              <text:p text:style-name="P1"><text:tab/>-Kathryn Mathe</text:p>
            </office:annotation>
            <text:p>institution[1].qf_ehea_level[1]</text:p>
          </table:table-cell>
          <table:table-cell table:style-name="ce2" office:value-type="string" calcext:value-type="string">
            <text:p>institution[1].qf_ehea_level[2]</text:p>
          </table:table-cell>
          <table:table-cell table:style-name="ce2" office:value-type="string" calcext:value-type="string">
            <text:p>institution[1].qf_ehea_level[3]</text:p>
          </table:table-cell>
          <table:table-cell table:style-name="ce2" office:value-type="string" calcext:value-type="string">
            <office:annotation draw:style-name="gr3" draw:text-style-name="P2" svg:width="360pt" svg:height="90pt" svg:x="2675.25pt" svg:y="34.5pt" draw:caption-point-x="-11.54pt" draw:caption-point-y="-34.21pt">
              <dc:date>2018-04-30T00:00:00</dc:date>
              <text:p text:style-name="P1">REQUIRED, CONDITIONALLY</text:p>
              <text:p text:style-name="P1">The link to the primary website/home page of each institution.</text:p>
              <text:p text:style-name="P1"/>
              <text:p text:style-name="P1">One and only one &lt;website_link&gt; must be provided for each Institution without a &lt;deqar_id&gt;, &lt;eter_id&gt; or &lt;identifier&gt;.</text:p>
              <text:p text:style-name="P1"><text:tab/>-Kathryn Mathe</text:p>
            </office:annotation>
            <text:p>institution[1].website_link</text:p>
          </table:table-cell>
          <table:table-cell table:style-name="ce2" office:value-type="string" calcext:value-type="string">
            <office:annotation draw:style-name="gr3" draw:text-style-name="P2" svg:width="361.5pt" svg:height="99.58pt" svg:x="2763.75pt" svg:y="29.71pt" draw:caption-point-x="-11.54pt" draw:caption-point-y="-29.42pt">
              <dc:date>2018-04-30T00:00:00</dc:date>
              <text:p text:style-name="P1">NOT REQUIRED</text:p>
              <text:p text:style-name="P1">An identifier used by the Agency to identify each programme.</text:p>
              <text:p text:style-name="P1"/>
              <text:p text:style-name="P1">One <text:s/>&lt;identifier&gt; may be provided for each Programme. <text:s/>These can be used to track programmes in the system or to reuse programme data on a later record. Additional identifiers may be assigned through the administrative interface.</text:p>
              <text:p text:style-name="P1"><text:tab/>-Kathryn Mathe</text:p>
            </office:annotation>
            <text:p>programme[1].identifier[1]</text:p>
          </table:table-cell>
          <table:table-cell table:style-name="ce2" office:value-type="string" calcext:value-type="string">
            <office:annotation draw:style-name="gr3" draw:text-style-name="P2" svg:width="362.27pt" svg:height="99.58pt" svg:x="2852.99pt" svg:y="29.71pt" draw:caption-point-x="-11.54pt" draw:caption-point-y="-29.42pt">
              <dc:date>2018-04-30T00:00:00</dc:date>
              <text:p text:style-name="P1">NOT REQUIRED, CONDITIONAL. MULTIPLE VALUES POSSIBLE</text:p>
              <text:p text:style-name="P1">If the identifer is from another source, the source should be recorded as well.</text:p>
              <text:p text:style-name="P1"/>
              <text:p text:style-name="P1">One or more &lt;identifier&gt; may be provided for each Programme along with an optional &lt;resource&gt; for each &lt;identifier&gt;.</text:p>
              <text:p text:style-name="P1"/>
              <text:p text:style-name="P1">If no source is recorded, the source will be recorded as the Agency itself.</text:p>
              <text:p text:style-name="P1"><text:tab/>-Kathryn Mathe</text:p>
            </office:annotation>
            <text:p>programme[1].name_primary</text:p>
          </table:table-cell>
          <table:table-cell table:style-name="ce2" office:value-type="string" calcext:value-type="string">
            <office:annotation draw:style-name="gr3" draw:text-style-name="P2" svg:width="360pt" svg:height="90pt" svg:x="2945.25pt" svg:y="34.5pt" draw:caption-point-x="-11.54pt" draw:caption-point-y="-34.21pt">
              <dc:date>2018-04-30T00:00:00</dc:date>
              <text:p text:style-name="P1">NOT REQUIRED, CONDITIONAL</text:p>
              <text:p text:style-name="P1">The qualification offered by each programme recorded in the same language that is used for primary name.</text:p>
              <text:p text:style-name="P1"/>
              <text:p text:style-name="P1">One and only one &lt;name_primary&gt; must be provided for each Programme with an optional &lt;qualification_primary&gt;.</text:p>
              <text:p text:style-name="P1"><text:tab/>-Kathryn Mathe</text:p>
            </office:annotation>
            <text:p>programme[1].qualification_primary</text:p>
          </table:table-cell>
          <table:table-cell table:style-name="ce2" office:value-type="string" calcext:value-type="string">
            <office:annotation draw:style-name="gr3" draw:text-style-name="P2" svg:width="360pt" svg:height="90pt" svg:x="3035.25pt" svg:y="34.5pt" draw:caption-point-x="-11.54pt" draw:caption-point-y="-34.21pt">
              <dc:date>2018-04-30T00:00:00</dc:date>
              <text:p text:style-name="P1">NOT REQUIRED, CONDITIONAL. MULTIPLE VALUES POSSIBLE</text:p>
              <text:p text:style-name="P1">Any alternative or other language name for a programme. </text:p>
              <text:p text:style-name="P1"/>
              <text:p text:style-name="P1">One or more &lt;name_alternative&gt; may be provided for each Programme with an optional &lt;qualification_alternative&gt;.</text:p>
              <text:p text:style-name="P1"><text:tab/>-Kathryn Mathe</text:p>
            </office:annotation>
            <text:p>programme[1].name_alternative[1]</text:p>
          </table:table-cell>
          <table:table-cell table:style-name="ce2" office:value-type="string" calcext:value-type="string">
            <office:annotation draw:style-name="gr3" draw:text-style-name="P2" svg:width="360pt" svg:height="90pt" svg:x="3125.25pt" svg:y="34.5pt" draw:caption-point-x="-11.54pt" draw:caption-point-y="-34.21pt">
              <dc:date>2018-04-30T00:00:00</dc:date>
              <text:p text:style-name="P1">NOT REQUIRED, CONDITIONAL. MULTIPLE VALUES POSSIBLE</text:p>
              <text:p text:style-name="P1">The qualification offered by each programme recorded in the same language that is used for the alternative name version.</text:p>
              <text:p text:style-name="P1"/>
              <text:p text:style-name="P1">One or more &lt;name_alternative&gt; may be provided for each Programme with an optional &lt;qualification_alternative&gt;.</text:p>
              <text:p text:style-name="P1"><text:tab/>-Kathryn Mathe</text:p>
            </office:annotation>
            <text:p>programme[1].qualification_alternative[1]</text:p>
          </table:table-cell>
          <table:table-cell table:style-name="ce2" office:value-type="string" calcext:value-type="string">
            <office:annotation draw:style-name="gr2" draw:text-style-name="P2" svg:width="360pt" svg:height="121.49pt" svg:x="3215.25pt" svg:y="34.5pt" draw:caption-point-x="-11.54pt" draw:caption-point-y="-34.21pt">
              <dc:date>2018-04-30T00:00:00</dc:date>
              <text:p text:style-name="P1">NOT REQUIRED, CONDITIONAL. MULTIPLE VALUES POSSIBLE</text:p>
              <text:p text:style-name="P1">The country/ies where each programme is located, when different from the main country/ies of the institution(s).</text:p>
              <text:p text:style-name="P1"/>
              <text:p text:style-name="P1">One or more &lt;country&gt; may be provided for each Programme if different from the &lt;institution[s].country&gt;.</text:p>
              <text:p text:style-name="P1"/>
              <text:p text:style-name="P1">In the form of an ISO 3166 alpha2 or ISO 3166 alpha3 country code.</text:p>
              <text:p text:style-name="P1"><text:tab/>-Kathryn Mathe</text:p>
            </office:annotation>
            <text:p>programme[1].country[1]</text:p>
          </table:table-cell>
          <table:table-cell table:style-name="ce2" office:value-type="string" calcext:value-type="string">
            <office:annotation draw:style-name="gr3" draw:text-style-name="P2" svg:width="360pt" svg:height="90pt" svg:x="3305.25pt" svg:y="34.5pt" draw:caption-point-x="-11.54pt" draw:caption-point-y="-34.21pt">
              <dc:date>2018-04-30T00:00:00</dc:date>
              <text:p text:style-name="P1">NOT REQUIRED, CONDITIONAL</text:p>
              <text:p text:style-name="P1">The National Qualification Framework level of each programme.</text:p>
              <text:p text:style-name="P1"/>
              <text:p text:style-name="P1">A single &lt;nqf_level&gt; may be provided for each Programme.</text:p>
              <text:p text:style-name="P1"><text:tab/>-Kathryn Mathe</text:p>
            </office:annotation>
            <text:p>programme[1].nqf_level</text:p>
          </table:table-cell>
          <table:table-cell table:style-name="ce2" office:value-type="string" calcext:value-type="string">
            <office:annotation draw:style-name="gr9" draw:text-style-name="P2" svg:width="360pt" svg:height="168.75pt" svg:x="3395.25pt" svg:y="34.5pt" draw:caption-point-x="-11.54pt" draw:caption-point-y="-34.21pt">
              <dc:date>2018-04-30T00:00:00</dc:date>
              <text:p text:style-name="P1">NOT REQUIRED, CONDITIONAL</text:p>
              <text:p text:style-name="P1">The Qualification Framework for the European Higher Education Area level of each programme. <text:s/></text:p>
              <text:p text:style-name="P1"/>
              <text:p text:style-name="P1">A single &lt;programme[n].qf_ehea_level&gt; may be provided for each Programme in the form of either a QF-EHEA level id or QF-EHEA name.</text:p>
              <text:p text:style-name="P1"/>
              <text:p text:style-name="P1">The values may be:</text:p>
              <text:p text:style-name="P1">0 OR short cycle || 1 OR first cycle || 2 OR second cycle || 3 OR third cycle</text:p>
              <text:p text:style-name="P1"/>
              <text:p text:style-name="P1">STRING VALUES MUST BE EXACT.</text:p>
              <text:p text:style-name="P1"><text:tab/>-Kathryn Mathe</text:p>
            </office:annotation>
            <text:p>programme[1].qf_ehea_level</text:p>
          </table:table-cell>
          <table:table-cell table:number-columns-repeated="986"/>
        </table:table-row>
        <table:table-row table:style-name="ro2" table:number-rows-repeated="991">
          <table:table-cell table:number-columns-repeated="27"/>
          <table:table-cell table:style-name="ce4" table:number-columns-repeated="3"/>
          <table:table-cell table:number-columns-repeated="994"/>
        </table:table-row>
        <table:table-row table:style-name="ro3" table:number-rows-repeated="1047583">
          <table:table-cell table:number-columns-repeated="1024"/>
        </table:table-row>
        <table:table-row table:style-name="ro3">
          <table:table-cell table:number-columns-repeated="1024"/>
        </table:table-row>
      </table:table>
      <table:table table:name="INSTITUTIONAL Samples" table:style-name="ta2">
        <table:table-column table:style-name="co1" table:number-columns-repeated="2" table:default-cell-style-name="Default"/>
        <table:table-column table:style-name="co2"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4" table:default-cell-style-name="Default"/>
        <table:table-column table:style-name="co5" table:number-columns-repeated="3" table:default-cell-style-name="Default"/>
        <table:table-column table:style-name="co9" table:visibility="collapse" table:default-cell-style-name="Default"/>
        <table:table-column table:style-name="co10" table:visibility="collapse" table:default-cell-style-name="Default"/>
        <table:table-column table:style-name="co3" table:visibility="collapse" table:number-columns-repeated="4" table:default-cell-style-name="Default"/>
        <table:table-column table:style-name="co4" table:number-columns-repeated="1005" table:default-cell-style-name="Default"/>
        <table:table-row table:style-name="ro1">
          <table:table-cell table:style-name="ce1" office:value-type="string" calcext:value-type="string">
            <text:p>agency</text:p>
          </table:table-cell>
          <table:table-cell table:style-name="ce1" office:value-type="string" calcext:value-type="string">
            <text:p>local_identifier</text:p>
          </table:table-cell>
          <table:table-cell table:style-name="ce2" office:value-type="string" calcext:value-type="string">
            <text:p>activity</text:p>
          </table:table-cell>
          <table:table-cell table:style-name="ce2" office:value-type="string" calcext:value-type="string">
            <text:p>status</text:p>
          </table:table-cell>
          <table:table-cell table:style-name="ce2" office:value-type="string" calcext:value-type="string">
            <text:p>decision</text:p>
          </table:table-cell>
          <table:table-cell table:style-name="ce2" office:value-type="string" calcext:value-type="string">
            <text:p>valid_from</text:p>
          </table:table-cell>
          <table:table-cell table:style-name="ce2" office:value-type="string" calcext:value-type="string">
            <text:p>valid_to</text:p>
          </table:table-cell>
          <table:table-cell table:style-name="ce2" office:value-type="string" calcext:value-type="string">
            <text:p>date_format</text:p>
          </table:table-cell>
          <table:table-cell table:style-name="ce2" office:value-type="string" calcext:value-type="string">
            <text:p>file[1].original_location</text:p>
          </table:table-cell>
          <table:table-cell table:style-name="ce2" office:value-type="string" calcext:value-type="string">
            <text:p>file[1].display_name</text:p>
          </table:table-cell>
          <table:table-cell table:style-name="ce2" office:value-type="string" calcext:value-type="string">
            <text:p>file[1].report_language[1]</text:p>
          </table:table-cell>
          <table:table-cell table:style-name="ce2" office:value-type="string" calcext:value-type="string">
            <text:p>institution[1].deqar_id</text:p>
          </table:table-cell>
          <table:table-cell table:style-name="ce2" office:value-type="string" calcext:value-type="string">
            <text:p>institution[1].eter_id</text:p>
          </table:table-cell>
          <table:table-cell table:style-name="ce2" office:value-type="string" calcext:value-type="string">
            <text:p>institution[1].name_official</text:p>
          </table:table-cell>
          <table:table-cell table:style-name="ce2" office:value-type="string" calcext:value-type="string">
            <text:p>institution[1].name_official_transliterated</text:p>
          </table:table-cell>
          <table:table-cell table:style-name="ce2" office:value-type="string" calcext:value-type="string">
            <text:p>institution[1].name_english</text:p>
          </table:table-cell>
          <table:table-cell table:style-name="ce2" office:value-type="string" calcext:value-type="string">
            <text:p>institution[1].name_alternative[1]</text:p>
          </table:table-cell>
          <table:table-cell table:style-name="ce2" office:value-type="string" calcext:value-type="string">
            <text:p>institution[1].name_alternative_transliterated[1]</text:p>
          </table:table-cell>
          <table:table-cell table:style-name="ce2" office:value-type="string" calcext:value-type="string">
            <text:p>institution[1].acronym</text:p>
          </table:table-cell>
          <table:table-cell table:number-columns-repeated="1005"/>
        </table:table-row>
        <table:table-row table:style-name="ro2">
          <table:table-cell table:style-name="ce5" office:value-type="string" calcext:value-type="string">
            <text:p>MusiQuE</text:p>
          </table:table-cell>
          <table:table-cell table:style-name="ce5" office:value-type="string" calcext:value-type="string">
            <text:p>CRDB-October14</text:p>
          </table:table-cell>
          <table:table-cell table:style-name="ce6" office:value-type="string" calcext:value-type="string">
            <text:p>Quality enhancement reviews of institutions</text:p>
          </table:table-cell>
          <table:table-cell table:style-name="ce6" office:value-type="string" calcext:value-type="string">
            <text:p>part of obligatory EQA system</text:p>
          </table:table-cell>
          <table:table-cell table:style-name="ce6" office:value-type="string" calcext:value-type="string">
            <text:p>positive</text:p>
          </table:table-cell>
          <table:table-cell table:style-name="ce7" office:value-type="date" office:date-value="2016-10-28" calcext:value-type="date">
            <text:p>2016-10-28</text:p>
          </table:table-cell>
          <table:table-cell table:style-name="ce7" office:value-type="date" office:date-value="2018-01-15" calcext:value-type="date">
            <text:p>2018-01-15</text:p>
          </table:table-cell>
          <table:table-cell table:style-name="ce6" office:value-type="string" calcext:value-type="string">
            <text:p>%Y-%m-%d</text:p>
          </table:table-cell>
          <table:table-cell table:style-name="ce6" office:value-type="string" calcext:value-type="string">
            <text:p>http://www.musique-qe.eu/userfiles/File/2014-10-bruxelles-website.pdf</text:p>
          </table:table-cell>
          <table:table-cell table:style-name="ce6" office:value-type="string" calcext:value-type="string">
            <text:p>Evaluation report</text:p>
          </table:table-cell>
          <table:table-cell table:style-name="ce6" office:value-type="string" calcext:value-type="string">
            <text:p>fre</text:p>
          </table:table-cell>
          <table:table-cell table:style-name="ce6"/>
          <table:table-cell table:style-name="ce6" office:value-type="string" calcext:value-type="string">
            <text:p>BE0035</text:p>
          </table:table-cell>
          <table:table-cell table:number-columns-repeated="6" table:style-name="ce10" office:value-type="string" calcext:value-type="string">
            <text:p>-</text:p>
          </table:table-cell>
          <table:table-cell table:number-columns-repeated="1005"/>
        </table:table-row>
        <table:table-row table:style-name="ro2">
          <table:table-cell table:style-name="ce5" office:value-type="string" calcext:value-type="string">
            <text:p>MusiQuE</text:p>
          </table:table-cell>
          <table:table-cell table:style-name="ce5" office:value-type="string" calcext:value-type="string">
            <text:p>HAMU-June15</text:p>
          </table:table-cell>
          <table:table-cell table:style-name="ce6" office:value-type="string" calcext:value-type="string">
            <text:p>Quality enhancement reviews of institutions</text:p>
          </table:table-cell>
          <table:table-cell table:style-name="ce6" office:value-type="string" calcext:value-type="string">
            <text:p>part of obligatory EQA system</text:p>
          </table:table-cell>
          <table:table-cell table:style-name="ce6" office:value-type="string" calcext:value-type="string">
            <text:p>positive</text:p>
          </table:table-cell>
          <table:table-cell table:style-name="ce7" office:value-type="date" office:date-value="2016-06-15" calcext:value-type="date">
            <text:p>2016-06-15</text:p>
          </table:table-cell>
          <table:table-cell table:style-name="ce7" office:value-type="date" office:date-value="2018-01-15" calcext:value-type="date">
            <text:p>2018-01-15</text:p>
          </table:table-cell>
          <table:table-cell table:style-name="ce6" office:value-type="string" calcext:value-type="string">
            <text:p>%Y-%m-%d</text:p>
          </table:table-cell>
          <table:table-cell table:style-name="ce6" office:value-type="string" calcext:value-type="string">
            <text:p>http://www.musique-qe.eu/userfiles/File/2015-06-25-hamu-review-reportfinal.pdf</text:p>
          </table:table-cell>
          <table:table-cell table:style-name="ce5" office:value-type="string" calcext:value-type="string">
            <text:p>Review report</text:p>
          </table:table-cell>
          <table:table-cell table:style-name="ce6" office:value-type="string" calcext:value-type="string">
            <text:p>eng</text:p>
          </table:table-cell>
          <table:table-cell table:style-name="ce9" office:value-type="string" calcext:value-type="string">
            <text:p>DEQARINST0245</text:p>
          </table:table-cell>
          <table:table-cell table:style-name="ce6"/>
          <table:table-cell table:number-columns-repeated="6" table:style-name="ce10" office:value-type="string" calcext:value-type="string">
            <text:p>-</text:p>
          </table:table-cell>
          <table:table-cell table:number-columns-repeated="1005"/>
        </table:table-row>
        <table:table-row table:style-name="ro2" table:number-rows-repeated="993">
          <table:table-cell table:number-columns-repeated="10"/>
          <table:table-cell table:style-name="ce8"/>
          <table:table-cell table:number-columns-repeated="1013"/>
        </table:table-row>
        <table:table-row table:style-name="ro3" table:number-rows-repeated="1047579">
          <table:table-cell table:number-columns-repeated="1024"/>
        </table:table-row>
        <table:table-row table:style-name="ro3">
          <table:table-cell table:number-columns-repeated="1024"/>
        </table:table-row>
      </table:table>
      <table:table table:name="PROGRAMME Samples" table:style-name="ta3">
        <table:table-column table:style-name="co1" table:number-columns-repeated="2" table:default-cell-style-name="Default"/>
        <table:table-column table:style-name="co2"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5" table:default-cell-style-name="Default"/>
        <table:table-column table:style-name="co9" table:default-cell-style-name="Default"/>
        <table:table-column table:style-name="co3" table:number-columns-repeated="6" table:default-cell-style-name="Default"/>
        <table:table-column table:style-name="co6" table:default-cell-style-name="Default"/>
        <table:table-column table:style-name="co12" table:default-cell-style-name="Default"/>
        <table:table-column table:style-name="co13" table:default-cell-style-name="Default"/>
        <table:table-column table:style-name="co4" table:number-columns-repeated="1002" table:default-cell-style-name="Default"/>
        <table:table-row table:style-name="ro1">
          <table:table-cell table:style-name="ce1" office:value-type="string" calcext:value-type="string">
            <text:p>agency</text:p>
          </table:table-cell>
          <table:table-cell table:style-name="ce1" office:value-type="string" calcext:value-type="string">
            <text:p>local_identifier</text:p>
          </table:table-cell>
          <table:table-cell table:style-name="ce2" office:value-type="string" calcext:value-type="string">
            <text:p>activity</text:p>
          </table:table-cell>
          <table:table-cell table:style-name="ce2" office:value-type="string" calcext:value-type="string">
            <text:p>status</text:p>
          </table:table-cell>
          <table:table-cell table:style-name="ce2" office:value-type="string" calcext:value-type="string">
            <text:p>decision</text:p>
          </table:table-cell>
          <table:table-cell table:style-name="ce2" office:value-type="string" calcext:value-type="string">
            <text:p>valid_from</text:p>
          </table:table-cell>
          <table:table-cell table:style-name="ce2" office:value-type="string" calcext:value-type="string">
            <text:p>valid_to</text:p>
          </table:table-cell>
          <table:table-cell table:style-name="ce2" office:value-type="string" calcext:value-type="string">
            <text:p>date_format</text:p>
          </table:table-cell>
          <table:table-cell table:style-name="ce2" office:value-type="string" calcext:value-type="string">
            <text:p>file[1].original_location</text:p>
          </table:table-cell>
          <table:table-cell table:style-name="ce2" office:value-type="string" calcext:value-type="string">
            <text:p>file[1].display_name</text:p>
          </table:table-cell>
          <table:table-cell table:style-name="ce3" office:value-type="string" calcext:value-type="string">
            <text:p>file[1].report_language[1]</text:p>
          </table:table-cell>
          <table:table-cell table:style-name="ce2" office:value-type="string" calcext:value-type="string">
            <text:p>institution[1].eter_id</text:p>
          </table:table-cell>
          <table:table-cell table:style-name="ce2" office:value-type="string" calcext:value-type="string">
            <text:p>institution[1].name_official</text:p>
          </table:table-cell>
          <table:table-cell table:style-name="ce2" office:value-type="string" calcext:value-type="string">
            <text:p>institution[1].country[1]</text:p>
          </table:table-cell>
          <table:table-cell table:style-name="ce2" office:value-type="string" calcext:value-type="string">
            <text:p>institution[1].city[1]</text:p>
          </table:table-cell>
          <table:table-cell table:style-name="ce2" office:value-type="string" calcext:value-type="string">
            <text:p>institution[1].qf_ehea_level[1]</text:p>
          </table:table-cell>
          <table:table-cell table:style-name="ce2" office:value-type="string" calcext:value-type="string">
            <text:p>institution[1].qf_ehea_level[2]</text:p>
          </table:table-cell>
          <table:table-cell table:style-name="ce2" office:value-type="string" calcext:value-type="string">
            <text:p>institution[1].qf_ehea_level[3]</text:p>
          </table:table-cell>
          <table:table-cell table:style-name="ce2" office:value-type="string" calcext:value-type="string">
            <text:p>institution[1].website_link</text:p>
          </table:table-cell>
          <table:table-cell table:style-name="ce2" office:value-type="string" calcext:value-type="string">
            <text:p>programme[1].identifier[1]</text:p>
          </table:table-cell>
          <table:table-cell table:style-name="ce2" office:value-type="string" calcext:value-type="string">
            <text:p>programme[1].name_primary</text:p>
          </table:table-cell>
          <table:table-cell table:style-name="ce2" office:value-type="string" calcext:value-type="string">
            <text:p>programme[1].qualification_primary</text:p>
          </table:table-cell>
          <table:table-cell table:style-name="ce2" office:value-type="string" calcext:value-type="string">
            <text:p>programme[1].nqf_level</text:p>
          </table:table-cell>
          <table:table-cell table:style-name="ce2" office:value-type="string" calcext:value-type="string">
            <text:p>programme[1].qf_ehea_level</text:p>
          </table:table-cell>
          <table:table-cell table:number-columns-repeated="1000"/>
        </table:table-row>
        <table:table-row table:style-name="ro2">
          <table:table-cell table:style-name="ce5" office:value-type="string" calcext:value-type="string">
            <text:p>MusiQuE</text:p>
          </table:table-cell>
          <table:table-cell table:style-name="ce5" office:value-type="string" calcext:value-type="string">
            <text:p>PCC-June08</text:p>
          </table:table-cell>
          <table:table-cell table:style-name="ce6" office:value-type="string" calcext:value-type="string">
            <text:p>Quality enhancement reviews of programmes</text:p>
          </table:table-cell>
          <table:table-cell table:number-columns-repeated="2" table:style-name="ce6" office:value-type="float" office:value="1" calcext:value-type="float">
            <text:p>1</text:p>
          </table:table-cell>
          <table:table-cell table:style-name="ce7" office:value-type="date" office:date-value="2016-06-26" calcext:value-type="date">
            <text:p>2016-06-26</text:p>
          </table:table-cell>
          <table:table-cell table:style-name="ce7" office:value-type="date" office:date-value="2018-01-15" calcext:value-type="date">
            <text:p>2018-01-15</text:p>
          </table:table-cell>
          <table:table-cell table:style-name="ce6" office:value-type="string" calcext:value-type="string">
            <text:p>%Y-%m-%d</text:p>
          </table:table-cell>
          <table:table-cell table:style-name="ce6" office:value-type="string" calcext:value-type="string">
            <text:p>http://www.musique-qe.eu/userfiles/File/2008-06-report-groningen-website.pdf</text:p>
          </table:table-cell>
          <table:table-cell table:style-name="ce5" office:value-type="string" calcext:value-type="string">
            <text:p>Review report</text:p>
          </table:table-cell>
          <table:table-cell table:style-name="ce4" office:value-type="string" calcext:value-type="string">
            <text:p>eng</text:p>
          </table:table-cell>
          <table:table-cell table:style-name="ce6"/>
          <table:table-cell table:style-name="ce6" office:value-type="string" calcext:value-type="string">
            <text:p>Prince Claus Conservatoire</text:p>
          </table:table-cell>
          <table:table-cell table:style-name="ce10" office:value-type="string" calcext:value-type="string">
            <text:p>NL</text:p>
          </table:table-cell>
          <table:table-cell table:style-name="ce10" office:value-type="string" calcext:value-type="string">
            <text:p>Groningen</text:p>
          </table:table-cell>
          <table:table-cell table:style-name="ce10" office:value-type="string" calcext:value-type="string">
            <text:p>short cycle</text:p>
          </table:table-cell>
          <table:table-cell table:style-name="ce6" office:value-type="string" calcext:value-type="string">
            <text:p>first cycle</text:p>
          </table:table-cell>
          <table:table-cell table:style-name="ce6" office:value-type="string" calcext:value-type="string">
            <text:p>second cycle</text:p>
          </table:table-cell>
          <table:table-cell table:style-name="ce6" office:value-type="string" calcext:value-type="string">
            <text:p>https://www.hanze.nl/eng/education/art/prince-claus-conservatoire</text:p>
          </table:table-cell>
          <table:table-cell table:style-name="ce11" office:value-type="float" office:value="12" calcext:value-type="float">
            <text:p>12</text:p>
          </table:table-cell>
          <table:table-cell table:style-name="ce6" office:value-type="string" calcext:value-type="string">
            <text:p>Master of Music program</text:p>
          </table:table-cell>
          <table:table-cell table:style-name="ce6" office:value-type="string" calcext:value-type="string">
            <text:p>Master</text:p>
          </table:table-cell>
          <table:table-cell table:style-name="ce6" office:value-type="string" calcext:value-type="string">
            <text:p>level 7</text:p>
          </table:table-cell>
          <table:table-cell table:style-name="ce6" office:value-type="string" calcext:value-type="string">
            <text:p>second cycle</text:p>
          </table:table-cell>
          <table:table-cell table:number-columns-repeated="1000"/>
        </table:table-row>
        <table:table-row table:style-name="ro2">
          <table:table-cell table:style-name="ce5" office:value-type="string" calcext:value-type="string">
            <text:p>MusiQuE</text:p>
          </table:table-cell>
          <table:table-cell table:style-name="ce5" office:value-type="string" calcext:value-type="string">
            <text:p>SHM-April09</text:p>
          </table:table-cell>
          <table:table-cell table:style-name="ce10" office:value-type="string" calcext:value-type="string">
            <text:p>181</text:p>
          </table:table-cell>
          <table:table-cell table:number-columns-repeated="2" table:style-name="ce6" office:value-type="float" office:value="1" calcext:value-type="float">
            <text:p>1</text:p>
          </table:table-cell>
          <table:table-cell table:style-name="ce7" office:value-type="date" office:date-value="2017-04-09" calcext:value-type="date">
            <text:p>2017-04-09</text:p>
          </table:table-cell>
          <table:table-cell table:style-name="ce7" office:value-type="date" office:date-value="2022-02-15" calcext:value-type="date">
            <text:p>2022-02-15</text:p>
          </table:table-cell>
          <table:table-cell table:style-name="ce6" office:value-type="string" calcext:value-type="string">
            <text:p>%Y-%m-%d</text:p>
          </table:table-cell>
          <table:table-cell table:style-name="ce6" office:value-type="string" calcext:value-type="string">
            <text:p>http://www.musique-qe.eu/userfiles/File/2009-06-report-trossingen-website.pdf</text:p>
          </table:table-cell>
          <table:table-cell table:style-name="ce5" office:value-type="string" calcext:value-type="string">
            <text:p>Review report</text:p>
          </table:table-cell>
          <table:table-cell table:style-name="ce4" office:value-type="string" calcext:value-type="string">
            <text:p>ger</text:p>
          </table:table-cell>
          <table:table-cell table:style-name="ce6" office:value-type="string" calcext:value-type="string">
            <text:p>DE0140</text:p>
          </table:table-cell>
          <table:table-cell table:style-name="ce6"/>
          <table:table-cell table:style-name="ce10" table:number-columns-repeated="3"/>
          <table:table-cell table:style-name="ce5" table:number-columns-repeated="3"/>
          <table:table-cell table:style-name="ce11" office:value-type="float" office:value="15" calcext:value-type="float">
            <text:p>15</text:p>
          </table:table-cell>
          <table:table-cell table:style-name="ce6" office:value-type="string" calcext:value-type="string">
            <text:p>Master of Arts OrganExpert </text:p>
          </table:table-cell>
          <table:table-cell table:style-name="ce6" office:value-type="string" calcext:value-type="string">
            <text:p>Master</text:p>
          </table:table-cell>
          <table:table-cell table:style-name="ce6" office:value-type="string" calcext:value-type="string">
            <text:p>level 7</text:p>
          </table:table-cell>
          <table:table-cell table:style-name="ce6" office:value-type="string" calcext:value-type="string">
            <text:p>second cycle</text:p>
          </table:table-cell>
          <table:table-cell table:number-columns-repeated="1000"/>
        </table:table-row>
        <table:table-row table:style-name="ro2" table:number-rows-repeated="993">
          <table:table-cell table:number-columns-repeated="16"/>
          <table:table-cell table:style-name="ce4" table:number-columns-repeated="3"/>
          <table:table-cell table:number-columns-repeated="1005"/>
        </table:table-row>
        <table:table-row table:style-name="ro3" table:number-rows-repeated="1047579">
          <table:table-cell table:number-columns-repeated="1024"/>
        </table:table-row>
        <table:table-row table:style-name="ro3">
          <table:table-cell table:number-columns-repeated="1024"/>
        </table:table-row>
      </table:table>
      <table:table table:name="JOINT PROGRAMME Sample" table:style-name="ta4">
        <table:table-column table:style-name="co1" table:number-columns-repeated="2" table:default-cell-style-name="Default"/>
        <table:table-column table:style-name="co2"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5" table:default-cell-style-name="Default"/>
        <table:table-column table:style-name="co3" table:default-cell-style-name="Default"/>
        <table:table-column table:style-name="co5" table:default-cell-style-name="Default"/>
        <table:table-column table:style-name="co14" table:number-columns-repeated="2" table:default-cell-style-name="Default"/>
        <table:table-column table:style-name="co9" table:number-columns-repeated="2" table:default-cell-style-name="Default"/>
        <table:table-column table:style-name="co3" table:default-cell-style-name="Default"/>
        <table:table-column table:style-name="co9" table:default-cell-style-name="Default"/>
        <table:table-column table:style-name="co3" table:default-cell-style-name="Default"/>
        <table:table-column table:style-name="co15" table:default-cell-style-name="Default"/>
        <table:table-column table:style-name="co6" table:default-cell-style-name="Default"/>
        <table:table-column table:style-name="co12" table:default-cell-style-name="Default"/>
        <table:table-column table:style-name="co13" table:default-cell-style-name="Default"/>
        <table:table-column table:style-name="co4" table:number-columns-repeated="999" table:default-cell-style-name="Default"/>
        <table:table-row table:style-name="ro1">
          <table:table-cell table:style-name="ce1" office:value-type="string" calcext:value-type="string">
            <text:p>agency</text:p>
          </table:table-cell>
          <table:table-cell table:style-name="ce1" office:value-type="string" calcext:value-type="string">
            <text:p>local_identifier</text:p>
          </table:table-cell>
          <table:table-cell table:style-name="ce2" office:value-type="string" calcext:value-type="string">
            <text:p>activity</text:p>
          </table:table-cell>
          <table:table-cell table:style-name="ce2" office:value-type="string" calcext:value-type="string">
            <text:p>status</text:p>
          </table:table-cell>
          <table:table-cell table:style-name="ce2" office:value-type="string" calcext:value-type="string">
            <text:p>decision</text:p>
          </table:table-cell>
          <table:table-cell table:style-name="ce2" office:value-type="string" calcext:value-type="string">
            <text:p>valid_from</text:p>
          </table:table-cell>
          <table:table-cell table:style-name="ce2" office:value-type="string" calcext:value-type="string">
            <text:p>valid_to</text:p>
          </table:table-cell>
          <table:table-cell table:style-name="ce2" office:value-type="string" calcext:value-type="string">
            <text:p>date_format</text:p>
          </table:table-cell>
          <table:table-cell table:style-name="ce2" office:value-type="string" calcext:value-type="string">
            <text:p>file[1].original_location</text:p>
          </table:table-cell>
          <table:table-cell table:style-name="ce2" office:value-type="string" calcext:value-type="string">
            <text:p>file[1].display_name</text:p>
          </table:table-cell>
          <table:table-cell table:style-name="ce3" office:value-type="string" calcext:value-type="string">
            <text:p>file[1].report_language[1]</text:p>
          </table:table-cell>
          <table:table-cell table:style-name="ce2" office:value-type="string" calcext:value-type="string">
            <text:p>institution[1].eter_id</text:p>
          </table:table-cell>
          <table:table-cell table:style-name="ce2" office:value-type="string" calcext:value-type="string">
            <text:p>institution[2].eter_id</text:p>
          </table:table-cell>
          <table:table-cell table:style-name="ce2" office:value-type="string" calcext:value-type="string">
            <text:p>institution[3].eter_id</text:p>
          </table:table-cell>
          <table:table-cell table:style-name="ce2" office:value-type="string" calcext:value-type="string">
            <text:p>institution[4].name_official</text:p>
          </table:table-cell>
          <table:table-cell table:style-name="ce2" office:value-type="string" calcext:value-type="string">
            <text:p>institution[4].name_english</text:p>
          </table:table-cell>
          <table:table-cell table:style-name="ce2" office:value-type="string" calcext:value-type="string">
            <text:p>institution[4].country[1]</text:p>
          </table:table-cell>
          <table:table-cell table:style-name="ce2" office:value-type="string" calcext:value-type="string">
            <text:p>institution[4].city[1]</text:p>
          </table:table-cell>
          <table:table-cell table:style-name="ce2" office:value-type="string" calcext:value-type="string">
            <text:p>institution[4].qf_ehea_level[1]</text:p>
          </table:table-cell>
          <table:table-cell table:style-name="ce2" office:value-type="string" calcext:value-type="string">
            <text:p>institution[4].qf_ehea_level[2]</text:p>
          </table:table-cell>
          <table:table-cell table:style-name="ce2" office:value-type="string" calcext:value-type="string">
            <text:p>institution[4].qf_ehea_level[3]</text:p>
          </table:table-cell>
          <table:table-cell table:style-name="ce2" office:value-type="string" calcext:value-type="string">
            <text:p>institution[4].website_link</text:p>
          </table:table-cell>
          <table:table-cell table:style-name="ce2" office:value-type="string" calcext:value-type="string">
            <text:p>programme[1].identifier[1]</text:p>
          </table:table-cell>
          <table:table-cell table:style-name="ce2" office:value-type="string" calcext:value-type="string">
            <text:p>programme[1].name_primary</text:p>
          </table:table-cell>
          <table:table-cell table:style-name="ce2" office:value-type="string" calcext:value-type="string">
            <text:p>programme[1].qualification_primary</text:p>
          </table:table-cell>
          <table:table-cell table:style-name="ce2" office:value-type="string" calcext:value-type="string">
            <text:p>programme[1].nqf_level</text:p>
          </table:table-cell>
          <table:table-cell table:style-name="ce2" office:value-type="string" calcext:value-type="string">
            <text:p>programme[1].qf_ehea_level</text:p>
          </table:table-cell>
          <table:table-cell table:number-columns-repeated="997"/>
        </table:table-row>
        <table:table-row table:style-name="ro2">
          <table:table-cell table:style-name="ce5" office:value-type="string" calcext:value-type="string">
            <text:p>MusiQuE</text:p>
          </table:table-cell>
          <table:table-cell table:style-name="ce5" office:value-type="string" calcext:value-type="string">
            <text:p>EAMT-September13</text:p>
          </table:table-cell>
          <table:table-cell table:style-name="ce6" office:value-type="string" calcext:value-type="string">
            <text:p>Quality enhancement reviews of joint programmes</text:p>
          </table:table-cell>
          <table:table-cell table:style-name="ce6" office:value-type="string" calcext:value-type="string">
            <text:p>part of obligatory EQA system</text:p>
          </table:table-cell>
          <table:table-cell table:style-name="ce6" office:value-type="string" calcext:value-type="string">
            <text:p>positive</text:p>
          </table:table-cell>
          <table:table-cell table:style-name="ce7" office:value-type="date" office:date-value="2013-01-15" calcext:value-type="date">
            <text:p>2013-01-15</text:p>
          </table:table-cell>
          <table:table-cell table:style-name="ce7" office:value-type="date" office:date-value="2015-01-15" calcext:value-type="date">
            <text:p>2015-01-15</text:p>
          </table:table-cell>
          <table:table-cell table:style-name="ce6" office:value-type="string" calcext:value-type="string">
            <text:p>%Y-%m-%d</text:p>
          </table:table-cell>
          <table:table-cell table:style-name="ce6" office:value-type="string" calcext:value-type="string">
            <text:p>http://www.musique-qe.eu/userfiles/File/final-reportaec-programme-reviewcopeco.pdf</text:p>
          </table:table-cell>
          <table:table-cell table:style-name="ce5" office:value-type="string" calcext:value-type="string">
            <text:p>Review report</text:p>
          </table:table-cell>
          <table:table-cell table:style-name="ce4" office:value-type="string" calcext:value-type="string">
            <text:p>eng</text:p>
          </table:table-cell>
          <table:table-cell table:style-name="ce6" office:value-type="string" calcext:value-type="string">
            <text:p>EE0022</text:p>
          </table:table-cell>
          <table:table-cell table:style-name="ce6" office:value-type="string" calcext:value-type="string">
            <text:p>SE0037</text:p>
          </table:table-cell>
          <table:table-cell table:style-name="ce6" office:value-type="string" calcext:value-type="string">
            <text:p>FR0164</text:p>
          </table:table-cell>
          <table:table-cell table:style-name="ce8" office:value-type="string" calcext:value-type="string">
            <text:p>Hochschule für Musik und Theater Hamburg</text:p>
          </table:table-cell>
          <table:table-cell table:style-name="ce6" office:value-type="string" calcext:value-type="string">
            <text:p>Hamburg University of Music and Theatre</text:p>
          </table:table-cell>
          <table:table-cell table:style-name="ce6" office:value-type="string" calcext:value-type="string">
            <text:p>DE</text:p>
          </table:table-cell>
          <table:table-cell table:style-name="ce6" office:value-type="string" calcext:value-type="string">
            <text:p>Hamburg</text:p>
          </table:table-cell>
          <table:table-cell table:style-name="ce6" office:value-type="string" calcext:value-type="string">
            <text:p>short cycle</text:p>
          </table:table-cell>
          <table:table-cell table:style-name="ce6" office:value-type="string" calcext:value-type="string">
            <text:p>first cycle</text:p>
          </table:table-cell>
          <table:table-cell table:style-name="ce6" office:value-type="string" calcext:value-type="string">
            <text:p>second cycle</text:p>
          </table:table-cell>
          <table:table-cell table:style-name="ce6" office:value-type="string" calcext:value-type="string">
            <text:p>http://www.musikhochschule-hamburg.de</text:p>
          </table:table-cell>
          <table:table-cell table:style-name="ce11" office:value-type="float" office:value="18" calcext:value-type="float">
            <text:p>18</text:p>
          </table:table-cell>
          <table:table-cell table:style-name="ce6" office:value-type="string" calcext:value-type="string">
            <text:p>CoPeCo – Masters in Contemporary Performance and Composition</text:p>
          </table:table-cell>
          <table:table-cell table:style-name="ce6" office:value-type="string" calcext:value-type="string">
            <text:p>Master (no joint degree)</text:p>
          </table:table-cell>
          <table:table-cell table:style-name="ce6" office:value-type="string" calcext:value-type="string">
            <text:p>level 6</text:p>
          </table:table-cell>
          <table:table-cell table:style-name="ce6" office:value-type="string" calcext:value-type="string">
            <text:p>second cycle</text:p>
          </table:table-cell>
          <table:table-cell table:number-columns-repeated="997"/>
        </table:table-row>
        <table:table-row table:style-name="ro3" table:number-rows-repeated="1048573">
          <table:table-cell table:number-columns-repeated="1024"/>
        </table:table-row>
        <table:table-row table:style-name="ro3">
          <table:table-cell table:number-columns-repeated="1024"/>
        </table:table-row>
      </table:table>
      <table:table table:name="MIXED Sample" table:style-name="ta5">
        <table:table-column table:style-name="co1" table:number-columns-repeated="2" table:default-cell-style-name="Default"/>
        <table:table-column table:style-name="co2"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5" table:number-columns-repeated="2" table:default-cell-style-name="Default"/>
        <table:table-column table:style-name="co8" table:default-cell-style-name="Default"/>
        <table:table-column table:style-name="co9" table:default-cell-style-name="Default"/>
        <table:table-column table:style-name="co3" table:number-columns-repeated="8" table:default-cell-style-name="Default"/>
        <table:table-column table:style-name="co14" table:number-columns-repeated="2" table:default-cell-style-name="Default"/>
        <table:table-column table:style-name="co9" table:number-columns-repeated="2" table:default-cell-style-name="Default"/>
        <table:table-column table:style-name="co3" table:default-cell-style-name="Default"/>
        <table:table-column table:style-name="co9" table:default-cell-style-name="Default"/>
        <table:table-column table:style-name="co3" table:default-cell-style-name="Default"/>
        <table:table-column table:style-name="co15" table:default-cell-style-name="Default"/>
        <table:table-column table:style-name="co6" table:default-cell-style-name="Default"/>
        <table:table-column table:style-name="co12" table:default-cell-style-name="Default"/>
        <table:table-column table:style-name="co13" table:default-cell-style-name="Default"/>
        <table:table-column table:style-name="co4" table:number-columns-repeated="2" table:default-cell-style-name="Default"/>
        <table:table-column table:style-name="co16" table:default-cell-style-name="Default"/>
        <table:table-column table:style-name="co4" table:default-cell-style-name="Default"/>
        <table:table-column table:style-name="co17" table:default-cell-style-name="Default"/>
        <table:table-column table:style-name="co4" table:number-columns-repeated="983" table:default-cell-style-name="Default"/>
        <table:table-row table:style-name="ro1">
          <table:table-cell table:style-name="ce1" office:value-type="string" calcext:value-type="string">
            <text:p>agency</text:p>
          </table:table-cell>
          <table:table-cell table:style-name="ce1" office:value-type="string" calcext:value-type="string">
            <text:p>local_identifier</text:p>
          </table:table-cell>
          <table:table-cell table:style-name="ce2" office:value-type="string" calcext:value-type="string">
            <text:p>activity</text:p>
          </table:table-cell>
          <table:table-cell table:style-name="ce2" office:value-type="string" calcext:value-type="string">
            <text:p>status</text:p>
          </table:table-cell>
          <table:table-cell table:style-name="ce2" office:value-type="string" calcext:value-type="string">
            <text:p>decision</text:p>
          </table:table-cell>
          <table:table-cell table:style-name="ce2" office:value-type="string" calcext:value-type="string">
            <text:p>valid_from</text:p>
          </table:table-cell>
          <table:table-cell table:style-name="ce2" office:value-type="string" calcext:value-type="string">
            <text:p>valid_to</text:p>
          </table:table-cell>
          <table:table-cell table:style-name="ce2" office:value-type="string" calcext:value-type="string">
            <text:p>date_format</text:p>
          </table:table-cell>
          <table:table-cell table:style-name="ce2" office:value-type="string" calcext:value-type="string">
            <text:p>link[1]</text:p>
          </table:table-cell>
          <table:table-cell table:style-name="ce2" office:value-type="string" calcext:value-type="string">
            <text:p>link_display_name[1]</text:p>
          </table:table-cell>
          <table:table-cell table:style-name="ce2" office:value-type="string" calcext:value-type="string">
            <text:p>file[1].original_location</text:p>
          </table:table-cell>
          <table:table-cell table:style-name="ce2" office:value-type="string" calcext:value-type="string">
            <text:p>file[1].display_name</text:p>
          </table:table-cell>
          <table:table-cell table:style-name="ce3" office:value-type="string" calcext:value-type="string">
            <text:p>file[1].report_language[1]</text:p>
          </table:table-cell>
          <table:table-cell table:style-name="ce2" office:value-type="string" calcext:value-type="string">
            <text:p>institution[1].deqar_id</text:p>
          </table:table-cell>
          <table:table-cell table:style-name="ce2" office:value-type="string" calcext:value-type="string">
            <text:p>institution[1].eter_id</text:p>
          </table:table-cell>
          <table:table-cell table:style-name="ce2" office:value-type="string" calcext:value-type="string">
            <text:p>institution[1].identifier[1]</text:p>
          </table:table-cell>
          <table:table-cell table:style-name="ce2" office:value-type="string" calcext:value-type="string">
            <text:p>institution[1].name_official</text:p>
          </table:table-cell>
          <table:table-cell table:style-name="ce2" office:value-type="string" calcext:value-type="string">
            <text:p>institution[1].country[1]</text:p>
          </table:table-cell>
          <table:table-cell table:style-name="ce2" office:value-type="string" calcext:value-type="string">
            <text:p>institution[1].city[1]</text:p>
          </table:table-cell>
          <table:table-cell table:style-name="ce2" office:value-type="string" calcext:value-type="string">
            <text:p>institution[1].qf_ehea_level[1]</text:p>
          </table:table-cell>
          <table:table-cell table:style-name="ce2" office:value-type="string" calcext:value-type="string">
            <text:p>institution[1].qf_ehea_level[2]</text:p>
          </table:table-cell>
          <table:table-cell table:style-name="ce2" office:value-type="string" calcext:value-type="string">
            <text:p>institution[1].qf_ehea_level[3]</text:p>
          </table:table-cell>
          <table:table-cell table:style-name="ce2" office:value-type="string" calcext:value-type="string">
            <text:p>institution[1].website_link</text:p>
          </table:table-cell>
          <table:table-cell table:style-name="ce2" office:value-type="string" calcext:value-type="string">
            <text:p>institution[2].eter_id</text:p>
          </table:table-cell>
          <table:table-cell table:style-name="ce2" office:value-type="string" calcext:value-type="string">
            <text:p>institution[3].eter_id</text:p>
          </table:table-cell>
          <table:table-cell table:style-name="ce2" office:value-type="string" calcext:value-type="string">
            <text:p>institution[4].name_official</text:p>
          </table:table-cell>
          <table:table-cell table:style-name="ce2" office:value-type="string" calcext:value-type="string">
            <text:p>institution[4].name_english</text:p>
          </table:table-cell>
          <table:table-cell table:style-name="ce2" office:value-type="string" calcext:value-type="string">
            <text:p>institution[4].country[1]</text:p>
          </table:table-cell>
          <table:table-cell table:style-name="ce2" office:value-type="string" calcext:value-type="string">
            <text:p>institution[4].city[1]</text:p>
          </table:table-cell>
          <table:table-cell table:style-name="ce2" office:value-type="string" calcext:value-type="string">
            <text:p>institution[4].qf_ehea_level[1]</text:p>
          </table:table-cell>
          <table:table-cell table:style-name="ce2" office:value-type="string" calcext:value-type="string">
            <text:p>institution[4].qf_ehea_level[2]</text:p>
          </table:table-cell>
          <table:table-cell table:style-name="ce2" office:value-type="string" calcext:value-type="string">
            <text:p>institution[4].qf_ehea_level[3]</text:p>
          </table:table-cell>
          <table:table-cell table:style-name="ce2" office:value-type="string" calcext:value-type="string">
            <text:p>institution[4].website_link</text:p>
          </table:table-cell>
          <table:table-cell table:style-name="ce2" office:value-type="string" calcext:value-type="string">
            <text:p>programme[1].identifier[1]</text:p>
          </table:table-cell>
          <table:table-cell table:style-name="ce2" office:value-type="string" calcext:value-type="string">
            <text:p>programme[1].name_primary</text:p>
          </table:table-cell>
          <table:table-cell table:style-name="ce2" office:value-type="string" calcext:value-type="string">
            <text:p>programme[1].qualification_primary</text:p>
          </table:table-cell>
          <table:table-cell table:style-name="ce2" office:value-type="string" calcext:value-type="string">
            <text:p>programme[1].nqf_level</text:p>
          </table:table-cell>
          <table:table-cell table:style-name="ce2" office:value-type="string" calcext:value-type="string">
            <text:p>programme[1].qf_ehea_level</text:p>
          </table:table-cell>
          <table:table-cell table:style-name="ce2" office:value-type="string" calcext:value-type="string">
            <text:p>programme[2].name_primary</text:p>
          </table:table-cell>
          <table:table-cell table:style-name="ce2" office:value-type="string" calcext:value-type="string">
            <text:p>programme[2].qualification_primary</text:p>
          </table:table-cell>
          <table:table-cell table:style-name="ce2" office:value-type="string" calcext:value-type="string">
            <text:p>programme[2].qf_ehea_level</text:p>
          </table:table-cell>
          <table:table-cell table:number-columns-repeated="983"/>
        </table:table-row>
        <table:table-row table:style-name="ro2">
          <table:table-cell table:style-name="ce5" office:value-type="string" calcext:value-type="string">
            <text:p>MusiQuE</text:p>
          </table:table-cell>
          <table:table-cell table:style-name="ce5" office:value-type="string" calcext:value-type="string">
            <text:p>CRDB-October14</text:p>
          </table:table-cell>
          <table:table-cell table:style-name="ce6" office:value-type="string" calcext:value-type="string">
            <text:p>Quality enhancement reviews of institutions</text:p>
          </table:table-cell>
          <table:table-cell table:style-name="ce6" office:value-type="string" calcext:value-type="string">
            <text:p>part of obligatory EQA system</text:p>
          </table:table-cell>
          <table:table-cell table:style-name="ce6" office:value-type="string" calcext:value-type="string">
            <text:p>positive</text:p>
          </table:table-cell>
          <table:table-cell table:style-name="ce7" office:value-type="date" office:date-value="2016-10-28" calcext:value-type="date">
            <text:p>2016-10-28</text:p>
          </table:table-cell>
          <table:table-cell table:style-name="ce7" office:value-type="date" office:date-value="2018-01-15" calcext:value-type="date">
            <text:p>2018-01-15</text:p>
          </table:table-cell>
          <table:table-cell table:style-name="ce6" office:value-type="string" calcext:value-type="string">
            <text:p>%Y-%m-%d</text:p>
          </table:table-cell>
          <table:table-cell table:style-name="ce6" table:number-columns-repeated="2"/>
          <table:table-cell table:style-name="ce6" office:value-type="string" calcext:value-type="string">
            <text:p>http://www.musique-qe.eu/userfiles/File/2014-10-bruxelles-website.pdf</text:p>
          </table:table-cell>
          <table:table-cell table:style-name="ce5" office:value-type="string" calcext:value-type="string">
            <text:p>Evaluation report</text:p>
          </table:table-cell>
          <table:table-cell table:style-name="ce4" office:value-type="string" calcext:value-type="string">
            <text:p>fre</text:p>
          </table:table-cell>
          <table:table-cell table:style-name="ce6"/>
          <table:table-cell table:style-name="ce6" office:value-type="string" calcext:value-type="string">
            <text:p>BE0035</text:p>
          </table:table-cell>
          <table:table-cell table:style-name="ce11"/>
          <table:table-cell table:style-name="ce10" table:number-columns-repeated="4"/>
          <table:table-cell table:style-name="ce4" table:number-columns-repeated="3"/>
          <table:table-cell table:style-name="ce10" table:number-columns-repeated="10"/>
          <table:table-cell table:style-name="ce6" table:number-columns-repeated="8"/>
          <table:table-cell table:number-columns-repeated="983"/>
        </table:table-row>
        <table:table-row table:style-name="ro2">
          <table:table-cell table:style-name="ce5" office:value-type="string" calcext:value-type="string">
            <text:p>MusiQuE</text:p>
          </table:table-cell>
          <table:table-cell table:style-name="ce5" office:value-type="string" calcext:value-type="string">
            <text:p>HAMU-June15</text:p>
          </table:table-cell>
          <table:table-cell table:style-name="ce6" office:value-type="string" calcext:value-type="string">
            <text:p>Quality enhancement reviews of institutions</text:p>
          </table:table-cell>
          <table:table-cell table:style-name="ce6" office:value-type="string" calcext:value-type="string">
            <text:p>part of obligatory EQA system</text:p>
          </table:table-cell>
          <table:table-cell table:style-name="ce6" office:value-type="string" calcext:value-type="string">
            <text:p>positive</text:p>
          </table:table-cell>
          <table:table-cell table:style-name="ce7" office:value-type="date" office:date-value="2016-06-15" calcext:value-type="date">
            <text:p>2016-06-15</text:p>
          </table:table-cell>
          <table:table-cell table:style-name="ce7" office:value-type="date" office:date-value="2018-01-15" calcext:value-type="date">
            <text:p>2018-01-15</text:p>
          </table:table-cell>
          <table:table-cell table:style-name="ce6" office:value-type="string" calcext:value-type="string">
            <text:p>%Y-%m-%d</text:p>
          </table:table-cell>
          <table:table-cell table:style-name="ce6" table:number-columns-repeated="2"/>
          <table:table-cell table:style-name="ce6" office:value-type="string" calcext:value-type="string">
            <text:p>http://www.musique-qe.eu/userfiles/File/2015-06-25-hamu-review-reportfinal.pdf</text:p>
          </table:table-cell>
          <table:table-cell table:style-name="ce5" office:value-type="string" calcext:value-type="string">
            <text:p>Review report</text:p>
          </table:table-cell>
          <table:table-cell table:style-name="ce4" office:value-type="string" calcext:value-type="string">
            <text:p>eng</text:p>
          </table:table-cell>
          <table:table-cell table:style-name="ce9" office:value-type="string" calcext:value-type="string">
            <text:p>DEQARINST0245</text:p>
          </table:table-cell>
          <table:table-cell table:style-name="ce6"/>
          <table:table-cell table:style-name="ce11"/>
          <table:table-cell table:style-name="ce10" table:number-columns-repeated="4"/>
          <table:table-cell table:style-name="ce4" table:number-columns-repeated="3"/>
          <table:table-cell table:style-name="ce10" table:number-columns-repeated="10"/>
          <table:table-cell table:style-name="ce6"/>
          <table:table-cell table:style-name="ce18"/>
          <table:table-cell table:style-name="ce6" table:number-columns-repeated="6"/>
          <table:table-cell table:number-columns-repeated="983"/>
        </table:table-row>
        <table:table-row table:style-name="ro2">
          <table:table-cell table:style-name="ce5" office:value-type="string" calcext:value-type="string">
            <text:p>MusiQuE</text:p>
          </table:table-cell>
          <table:table-cell table:style-name="ce5" office:value-type="string" calcext:value-type="string">
            <text:p>PCC-June08</text:p>
          </table:table-cell>
          <table:table-cell table:style-name="ce6" office:value-type="string" calcext:value-type="string">
            <text:p>Quality enhancement reviews of programmes</text:p>
          </table:table-cell>
          <table:table-cell table:style-name="ce6" office:value-type="string" calcext:value-type="string">
            <text:p>part of obligatory EQA system</text:p>
          </table:table-cell>
          <table:table-cell table:style-name="ce6" office:value-type="string" calcext:value-type="string">
            <text:p>positive</text:p>
          </table:table-cell>
          <table:table-cell table:style-name="ce7" office:value-type="date" office:date-value="2016-06-26" calcext:value-type="date">
            <text:p>2016-06-26</text:p>
          </table:table-cell>
          <table:table-cell table:style-name="ce7" office:value-type="date" office:date-value="2018-01-15" calcext:value-type="date">
            <text:p>2018-01-15</text:p>
          </table:table-cell>
          <table:table-cell table:style-name="ce6" office:value-type="string" calcext:value-type="string">
            <text:p>%Y-%m-%d</text:p>
          </table:table-cell>
          <table:table-cell table:style-name="ce6" table:number-columns-repeated="2"/>
          <table:table-cell table:style-name="ce6" office:value-type="string" calcext:value-type="string">
            <text:p>http://www.musique-qe.eu/userfiles/File/2008-06-report-groningen-website.pdf</text:p>
          </table:table-cell>
          <table:table-cell table:style-name="ce5" office:value-type="string" calcext:value-type="string">
            <text:p>Review report</text:p>
          </table:table-cell>
          <table:table-cell table:style-name="ce4" office:value-type="string" calcext:value-type="string">
            <text:p>eng</text:p>
          </table:table-cell>
          <table:table-cell table:style-name="ce6" table:number-columns-repeated="2"/>
          <table:table-cell table:style-name="ce11"/>
          <table:table-cell table:style-name="ce6" office:value-type="string" calcext:value-type="string">
            <text:p>Prince Claus Conservatoire</text:p>
          </table:table-cell>
          <table:table-cell table:style-name="ce10" office:value-type="string" calcext:value-type="string">
            <text:p>NL</text:p>
          </table:table-cell>
          <table:table-cell table:style-name="ce10" office:value-type="string" calcext:value-type="string">
            <text:p>Groningen</text:p>
          </table:table-cell>
          <table:table-cell table:style-name="ce10" office:value-type="string" calcext:value-type="string">
            <text:p>short cycle</text:p>
          </table:table-cell>
          <table:table-cell table:style-name="ce6" office:value-type="string" calcext:value-type="string">
            <text:p>first cycle</text:p>
          </table:table-cell>
          <table:table-cell table:style-name="ce6" office:value-type="string" calcext:value-type="string">
            <text:p>second cycle</text:p>
          </table:table-cell>
          <table:table-cell table:style-name="ce6" office:value-type="string" calcext:value-type="string">
            <text:p>https://www.hanze.nl/eng/education/art/prince-claus-conservatoire</text:p>
          </table:table-cell>
          <table:table-cell table:style-name="ce10" table:number-columns-repeated="10"/>
          <table:table-cell table:style-name="ce11" office:value-type="float" office:value="12" calcext:value-type="float">
            <text:p>12</text:p>
          </table:table-cell>
          <table:table-cell table:style-name="ce6" office:value-type="string" calcext:value-type="string">
            <text:p>Master of Music program</text:p>
          </table:table-cell>
          <table:table-cell table:style-name="ce6" office:value-type="string" calcext:value-type="string">
            <text:p>Master</text:p>
          </table:table-cell>
          <table:table-cell table:style-name="ce6" office:value-type="string" calcext:value-type="string">
            <text:p>level 7</text:p>
          </table:table-cell>
          <table:table-cell table:style-name="ce6" office:value-type="string" calcext:value-type="string">
            <text:p>second cycle</text:p>
          </table:table-cell>
          <table:table-cell table:style-name="ce6" table:number-columns-repeated="3"/>
          <table:table-cell table:number-columns-repeated="983"/>
        </table:table-row>
        <table:table-row table:style-name="ro2">
          <table:table-cell table:style-name="ce5" office:value-type="string" calcext:value-type="string">
            <text:p>MusiQuE</text:p>
          </table:table-cell>
          <table:table-cell table:style-name="ce5" office:value-type="string" calcext:value-type="string">
            <text:p>SHM-April09</text:p>
          </table:table-cell>
          <table:table-cell table:style-name="ce6" office:value-type="string" calcext:value-type="string">
            <text:p>Quality enhancement reviews of programmes</text:p>
          </table:table-cell>
          <table:table-cell table:style-name="ce6" office:value-type="string" calcext:value-type="string">
            <text:p>part of obligatory EQA system</text:p>
          </table:table-cell>
          <table:table-cell table:style-name="ce6" office:value-type="string" calcext:value-type="string">
            <text:p>positive</text:p>
          </table:table-cell>
          <table:table-cell table:style-name="ce7" office:value-type="date" office:date-value="2017-04-09" calcext:value-type="date">
            <text:p>2017-04-09</text:p>
          </table:table-cell>
          <table:table-cell table:style-name="ce7" office:value-type="date" office:date-value="2022-02-15" calcext:value-type="date">
            <text:p>2022-02-15</text:p>
          </table:table-cell>
          <table:table-cell table:style-name="ce6" office:value-type="string" calcext:value-type="string">
            <text:p>%Y-%m-%d</text:p>
          </table:table-cell>
          <table:table-cell table:style-name="ce6" table:number-columns-repeated="2"/>
          <table:table-cell table:style-name="ce6" office:value-type="string" calcext:value-type="string">
            <text:p>http://www.musique-qe.eu/userfiles/File/2009-06-report-trossingen-website.pdf</text:p>
          </table:table-cell>
          <table:table-cell table:style-name="ce5" office:value-type="string" calcext:value-type="string">
            <text:p>Review report</text:p>
          </table:table-cell>
          <table:table-cell table:style-name="ce4" office:value-type="string" calcext:value-type="string">
            <text:p>ger</text:p>
          </table:table-cell>
          <table:table-cell table:style-name="ce6"/>
          <table:table-cell table:style-name="ce6" office:value-type="string" calcext:value-type="string">
            <text:p>DE0140</text:p>
          </table:table-cell>
          <table:table-cell table:style-name="ce6" table:number-columns-repeated="2"/>
          <table:table-cell table:style-name="ce10" table:number-columns-repeated="3"/>
          <table:table-cell table:style-name="ce5" table:number-columns-repeated="3"/>
          <table:table-cell table:style-name="ce10" table:number-columns-repeated="10"/>
          <table:table-cell table:style-name="ce11" office:value-type="float" office:value="15" calcext:value-type="float">
            <text:p>15</text:p>
          </table:table-cell>
          <table:table-cell table:style-name="ce6" office:value-type="string" calcext:value-type="string">
            <text:p>Master of Arts Organ Expert </text:p>
          </table:table-cell>
          <table:table-cell table:style-name="ce6" office:value-type="string" calcext:value-type="string">
            <text:p>Master</text:p>
          </table:table-cell>
          <table:table-cell table:style-name="ce6" office:value-type="string" calcext:value-type="string">
            <text:p>level 7</text:p>
          </table:table-cell>
          <table:table-cell table:style-name="ce6" office:value-type="string" calcext:value-type="string">
            <text:p>second cycle</text:p>
          </table:table-cell>
          <table:table-cell table:style-name="ce6" table:number-columns-repeated="3"/>
          <table:table-cell table:number-columns-repeated="983"/>
        </table:table-row>
        <table:table-row table:style-name="ro2">
          <table:table-cell table:style-name="ce5" office:value-type="string" calcext:value-type="string">
            <text:p>MusiQuE</text:p>
          </table:table-cell>
          <table:table-cell table:style-name="ce5" office:value-type="string" calcext:value-type="string">
            <text:p>EAMT-September13</text:p>
          </table:table-cell>
          <table:table-cell table:style-name="ce6" office:value-type="string" calcext:value-type="string">
            <text:p>Quality enhancement reviews of joint programmes</text:p>
          </table:table-cell>
          <table:table-cell table:style-name="ce6" office:value-type="string" calcext:value-type="string">
            <text:p>part of obligatory EQA system</text:p>
          </table:table-cell>
          <table:table-cell table:style-name="ce6" office:value-type="string" calcext:value-type="string">
            <text:p>positive</text:p>
          </table:table-cell>
          <table:table-cell table:style-name="ce7" office:value-type="date" office:date-value="2013-01-15" calcext:value-type="date">
            <text:p>2013-01-15</text:p>
          </table:table-cell>
          <table:table-cell table:style-name="ce7" office:value-type="date" office:date-value="2015-01-15" calcext:value-type="date">
            <text:p>2015-01-15</text:p>
          </table:table-cell>
          <table:table-cell table:style-name="ce6" office:value-type="string" calcext:value-type="string">
            <text:p>%Y-%m-%d</text:p>
          </table:table-cell>
          <table:table-cell table:style-name="ce6" table:number-columns-repeated="2"/>
          <table:table-cell table:style-name="ce6" office:value-type="string" calcext:value-type="string">
            <text:p>http://www.musique-qe.eu/userfiles/File/final-reportaec-programme-reviewcopeco.pdf</text:p>
          </table:table-cell>
          <table:table-cell table:style-name="ce5" office:value-type="string" calcext:value-type="string">
            <text:p>Review report</text:p>
          </table:table-cell>
          <table:table-cell table:style-name="ce4" office:value-type="string" calcext:value-type="string">
            <text:p>eng</text:p>
          </table:table-cell>
          <table:table-cell table:style-name="ce6"/>
          <table:table-cell table:style-name="ce6" office:value-type="string" calcext:value-type="string">
            <text:p>EE0022</text:p>
          </table:table-cell>
          <table:table-cell table:style-name="ce11"/>
          <table:table-cell table:style-name="ce10"/>
          <table:table-cell table:style-name="ce6" table:number-columns-repeated="3"/>
          <table:table-cell table:style-name="ce4" table:number-columns-repeated="3"/>
          <table:table-cell table:style-name="ce6" office:value-type="string" calcext:value-type="string">
            <text:p>SE0037</text:p>
          </table:table-cell>
          <table:table-cell table:style-name="ce6" office:value-type="string" calcext:value-type="string">
            <text:p>FR0164</text:p>
          </table:table-cell>
          <table:table-cell table:style-name="ce8" office:value-type="string" calcext:value-type="string">
            <text:p>Hochschule für Musik und Theater Hamburg</text:p>
          </table:table-cell>
          <table:table-cell table:style-name="ce6" office:value-type="string" calcext:value-type="string">
            <text:p>Hamburg University of Music and Theatre</text:p>
          </table:table-cell>
          <table:table-cell table:style-name="ce6" office:value-type="string" calcext:value-type="string">
            <text:p>DE</text:p>
          </table:table-cell>
          <table:table-cell table:style-name="ce6" office:value-type="string" calcext:value-type="string">
            <text:p>Hamburg</text:p>
          </table:table-cell>
          <table:table-cell table:style-name="ce6" office:value-type="string" calcext:value-type="string">
            <text:p>short cycle</text:p>
          </table:table-cell>
          <table:table-cell table:style-name="ce6" office:value-type="string" calcext:value-type="string">
            <text:p>first cycle</text:p>
          </table:table-cell>
          <table:table-cell table:style-name="ce6" office:value-type="string" calcext:value-type="string">
            <text:p>second cycle</text:p>
          </table:table-cell>
          <table:table-cell table:style-name="ce6" office:value-type="string" calcext:value-type="string">
            <text:p>http://www.musikhochschule-hamburg.de</text:p>
          </table:table-cell>
          <table:table-cell table:style-name="ce11" office:value-type="float" office:value="18" calcext:value-type="float">
            <text:p>18</text:p>
          </table:table-cell>
          <table:table-cell table:style-name="ce6" office:value-type="string" calcext:value-type="string">
            <text:p>CoPeCo – Masters in Contemporary Performance and Composition</text:p>
          </table:table-cell>
          <table:table-cell table:style-name="ce6" office:value-type="string" calcext:value-type="string">
            <text:p>Master (no joint degree)</text:p>
          </table:table-cell>
          <table:table-cell table:style-name="ce6" office:value-type="string" calcext:value-type="string">
            <text:p>level 6</text:p>
          </table:table-cell>
          <table:table-cell table:style-name="ce6" office:value-type="string" calcext:value-type="string">
            <text:p>second cycle</text:p>
          </table:table-cell>
          <table:table-cell table:style-name="ce6" table:number-columns-repeated="3"/>
          <table:table-cell table:number-columns-repeated="983"/>
        </table:table-row>
        <table:table-row table:style-name="ro2">
          <table:table-cell table:style-name="ce12" office:value-type="string" calcext:value-type="string">
            <text:p>ARACIS</text:p>
          </table:table-cell>
          <table:table-cell table:style-name="ce13" office:value-type="string" calcext:value-type="string">
            <text:p>UAUIMB-September28</text:p>
          </table:table-cell>
          <table:table-cell table:style-name="ce14" office:value-type="string" calcext:value-type="string">
            <text:p>institutional review</text:p>
          </table:table-cell>
          <table:table-cell table:number-columns-repeated="2" table:style-name="ce6" office:value-type="float" office:value="1" calcext:value-type="float">
            <text:p>1</text:p>
          </table:table-cell>
          <table:table-cell table:style-name="ce15" office:value-type="date" office:date-value="2017-09-28" calcext:value-type="date">
            <text:p>2017-09-28</text:p>
          </table:table-cell>
          <table:table-cell table:style-name="ce16" office:value-type="date" office:date-value="2022-09-28" calcext:value-type="date">
            <text:p>2022-09-28</text:p>
          </table:table-cell>
          <table:table-cell table:style-name="ce6" office:value-type="string" calcext:value-type="string">
            <text:p>%Y-%m-%d</text:p>
          </table:table-cell>
          <table:table-cell table:style-name="ce17" office:value-type="string" calcext:value-type="string">
            <text:p>http://www.aracis.ro/rezultate-evaluari/evaluari-institutionale/rezultate/universitatea-de-arhitectura-si-urbanism-ion-mincu-din-bucuresti/</text:p>
          </table:table-cell>
          <table:table-cell table:style-name="ce8" office:value-type="string" calcext:value-type="string">
            <text:p>View report on ARACIS page</text:p>
          </table:table-cell>
          <table:table-cell table:style-name="ce8" office:value-type="string" calcext:value-type="string">
            <text:p>http://www.aracis.ro/uploads/media/Raport_Departament_de_evaluare_13882b.pdf</text:p>
          </table:table-cell>
          <table:table-cell table:style-name="ce10" office:value-type="string" calcext:value-type="string">
            <text:p>Report</text:p>
          </table:table-cell>
          <table:table-cell table:style-name="ce10" office:value-type="string" calcext:value-type="string">
            <text:p>rom</text:p>
          </table:table-cell>
          <table:table-cell table:style-name="ce13" table:number-columns-repeated="2"/>
          <table:table-cell table:style-name="ce14" office:value-type="string" calcext:value-type="string">
            <text:p>S003</text:p>
          </table:table-cell>
          <table:table-cell table:style-name="ce10" table:number-columns-repeated="4"/>
          <table:table-cell table:style-name="ce4" table:number-columns-repeated="3"/>
          <table:table-cell table:style-name="ce10" table:number-columns-repeated="11"/>
          <table:table-cell table:style-name="ce13" office:value-type="string" calcext:value-type="string">
            <text:p>Architecture</text:p>
          </table:table-cell>
          <table:table-cell table:style-name="ce10" office:value-type="string" calcext:value-type="string">
            <text:p>BA</text:p>
          </table:table-cell>
          <table:table-cell table:style-name="ce10"/>
          <table:table-cell table:style-name="ce6" office:value-type="string" calcext:value-type="string">
            <text:p>second cycle</text:p>
          </table:table-cell>
          <table:table-cell table:style-name="ce19" office:value-type="string" calcext:value-type="string">
            <text:p>Furniture and Interior Design</text:p>
          </table:table-cell>
          <table:table-cell table:style-name="ce10" office:value-type="string" calcext:value-type="string">
            <text:p>BA</text:p>
          </table:table-cell>
          <table:table-cell table:style-name="ce6" office:value-type="string" calcext:value-type="string">
            <text:p>second cycle</text:p>
          </table:table-cell>
          <table:table-cell table:number-columns-repeated="983"/>
        </table:table-row>
        <table:table-row table:style-name="ro2" table:number-rows-repeated="992">
          <table:table-cell table:number-columns-repeated="20"/>
          <table:table-cell table:style-name="ce4" table:number-columns-repeated="3"/>
          <table:table-cell table:number-columns-repeated="1001"/>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ubmission_20_Template" style:display-name="PageStyle_Submission Template" style:page-layout-name="Mpm3">
      <style:header style:display="false"/>
      <style:header-left style:display="false"/>
      <style:footer style:display="false"/>
      <style:footer-left style:display="false"/>
    </style:master-page>
    <style:master-page style:name="PageStyle_5f_INSTITUTIONAL_20_Samples" style:display-name="PageStyle_INSTITUTIONAL Samples" style:page-layout-name="Mpm3">
      <style:header style:display="false"/>
      <style:header-left style:display="false"/>
      <style:footer style:display="false"/>
      <style:footer-left style:display="false"/>
    </style:master-page>
    <style:master-page style:name="PageStyle_5f_PROGRAMME_20_Samples" style:display-name="PageStyle_PROGRAMME Samples" style:page-layout-name="Mpm3">
      <style:header style:display="false"/>
      <style:header-left style:display="false"/>
      <style:footer style:display="false"/>
      <style:footer-left style:display="false"/>
    </style:master-page>
    <style:master-page style:name="PageStyle_5f_JOINT_20_PROGRAMME_20_Sample" style:display-name="PageStyle_JOINT PROGRAMME Sample" style:page-layout-name="Mpm3">
      <style:header style:display="false"/>
      <style:header-left style:display="false"/>
      <style:footer style:display="false"/>
      <style:footer-left style:display="false"/>
    </style:master-page>
    <style:master-page style:name="PageStyle_5f_MIXED_20_Sample" style:display-name="PageStyle_MIXED Samp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363" meta:object-count="0"/>
    <meta:generator>LibreOfficeDev/5.1.0.3$Linux_X86_64 LibreOffice_project/</meta:generator>
  </office:meta>
</office:document-meta>
</file>